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e2" style:family="table">
      <style:table-properties style:width="15.254cm" fo:margin-left="-0.009cm" table:align="left"/>
    </style:style>
    <style:style style:name="Table2.A" style:family="table-column">
      <style:table-column-properties style:column-width="15.254cm"/>
    </style:style>
    <style:style style:name="Table2.A1" style:family="table-cell">
      <style:table-cell-properties fo:padding-left="0.191cm" fo:padding-right="0.191cm" fo:padding-top="0cm" fo:padding-bottom="0cm" fo:border="0.5pt solid #00000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29788*"/>
    </style:style>
    <style:style style:name="Tabla5.B" style:family="table-column">
      <style:table-column-properties style:column-width="3.969cm" style:rel-column-width="35747*"/>
    </style:style>
    <style:style style:name="Tabla5.A1" style:family="table-cell">
      <style:table-cell-properties fo:padding-left="0.191cm" fo:padding-right="0.191cm" fo:padding-top="0cm" fo:padding-bottom="0cm" fo:border="0.5pt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e1" style:family="table">
      <style:table-properties style:width="15.254cm" fo:margin-left="-0.009cm" table:align="left"/>
    </style:style>
    <style:style style:name="Table1.A" style:family="table-column">
      <style:table-column-properties style:column-width="15.254cm"/>
    </style:style>
    <style:style style:name="Table1.A1" style:family="table-cell">
      <style:table-cell-properties fo:padding-left="0.191cm" fo:padding-right="0.191cm" fo:padding-top="0cm" fo:padding-bottom="0cm" fo:border="0.5pt solid #000000"/>
    </style:style>
    <style:style style:name="Tabla7" style:family="table">
      <style:table-properties style:width="7.276cm" fo:margin-left="0.236cm" fo:margin-right="7.488cm" table:align="margins"/>
    </style:style>
    <style:style style:name="Tabla7.A" style:family="table-column">
      <style:table-column-properties style:column-width="3.307cm" style:rel-column-width="29788*"/>
    </style:style>
    <style:style style:name="Tabla7.B" style:family="table-column">
      <style:table-column-properties style:column-width="3.969cm" style:rel-column-width="35747*"/>
    </style:style>
    <style:style style:name="Tabla7.A1" style:family="table-cell">
      <style:table-cell-properties fo:padding-left="0.191cm" fo:padding-right="0.191cm" fo:padding-top="0cm" fo:padding-bottom="0cm" fo:border="0.5pt solid #000000"/>
    </style:style>
    <style:style style:name="Tabla12" style:family="table">
      <style:table-properties style:width="15cm" table:align="margins"/>
    </style:style>
    <style:style style:name="Tabla12.A" style:family="table-column">
      <style:table-column-properties style:column-width="5.001cm" style:rel-column-width="21845*"/>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8.807cm" fo:margin-left="0.236cm" fo:margin-right="5.957cm" table:align="margins"/>
    </style:style>
    <style:style style:name="Tabla9.A" style:family="table-column">
      <style:table-column-properties style:column-width="2.701cm" style:rel-column-width="20094*"/>
    </style:style>
    <style:style style:name="Tabla9.B" style:family="table-column">
      <style:table-column-properties style:column-width="1.831cm" style:rel-column-width="13624*"/>
    </style:style>
    <style:style style:name="Tabla9.C" style:family="table-column">
      <style:table-column-properties style:column-width="1.834cm" style:rel-column-width="13650*"/>
    </style:style>
    <style:style style:name="Tabla9.D" style:family="table-column">
      <style:table-column-properties style:column-width="2.441cm" style:rel-column-width="18167*"/>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0.5pt solid #000000"/>
    </style:style>
    <style:style style:name="Tabla9.D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0.5pt solid #000000"/>
    </style:style>
    <style:style style:name="Tabla9.D2" style:family="table-cell">
      <style:table-cell-properties fo:padding-left="0.191cm" fo:padding-right="0.191cm" fo:padding-top="0cm" fo:padding-bottom="0cm" fo:border="0.5pt solid #000000"/>
    </style:style>
    <style:style style:name="Tabla2" style:family="table">
      <style:table-properties style:width="15cm" table:align="margins"/>
    </style:style>
    <style:style style:name="Tabla2.A" style:family="table-column">
      <style:table-column-properties style:column-width="5.001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8" style:family="paragraph" style:parent-style-name="Normal">
      <style:text-properties fo:language="es" fo:country="ES" fo:font-weight="bold" style:font-weight-asian="bold"/>
    </style:style>
    <style:style style:name="P9" style:family="paragraph" style:parent-style-name="Normal">
      <style:paragraph-properties fo:text-align="center" style:justify-single-word="false"/>
      <style:text-properties fo:language="es" fo:country="ES" fo:font-weight="bold" style:font-weight-asian="bold"/>
    </style:style>
    <style:style style:name="P10" style:family="paragraph" style:parent-style-name="Normal">
      <style:paragraph-properties fo:text-align="center" style:justify-single-word="false"/>
      <style:text-properties fo:language="es" fo:country="ES"/>
    </style:style>
    <style:style style:name="P11" style:family="paragraph" style:parent-style-name="Normal">
      <style:paragraph-properties fo:text-align="center" style:justify-single-word="false"/>
      <style:text-properties style:font-name="monospace" fo:font-size="10pt" fo:language="es" fo:country="ES" fo:font-style="italic" style:font-size-asian="10pt" style:font-style-asian="italic"/>
    </style:style>
    <style:style style:name="P12" style:family="paragraph" style:parent-style-name="Normal">
      <style:paragraph-properties fo:text-align="center" style:justify-single-word="false"/>
      <style:text-properties style:font-name="monospace" fo:language="es" fo:country="ES"/>
    </style:style>
    <style:style style:name="P13" style:family="paragraph" style:parent-style-name="Normal">
      <style:paragraph-properties fo:text-align="center" style:justify-single-word="false">
        <style:tab-stops>
          <style:tab-stop style:position="1.792cm"/>
        </style:tab-stops>
      </style:paragraph-properties>
      <style:text-properties style:font-name="monospace" fo:language="es" fo:country="ES"/>
    </style:style>
    <style:style style:name="P14" style:family="paragraph" style:parent-style-name="Footer">
      <style:paragraph-properties fo:text-align="end" style:justify-single-word="false"/>
    </style:style>
    <style:style style:name="P15" style:family="paragraph" style:parent-style-name="Footer">
      <style:paragraph-properties>
        <style:tab-stops>
          <style:tab-stop style:position="4.087cm"/>
        </style:tab-stops>
      </style:paragraph-properties>
    </style:style>
    <style:style style:name="P16"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17"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18"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9"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0" style:family="paragraph" style:parent-style-name="Normal">
      <style:paragraph-properties fo:margin-top="0.212cm" fo:margin-bottom="0.212cm" loext:contextual-spacing="false" fo:text-align="center" style:justify-single-word="false" fo:orphans="2" fo:widows="2"/>
    </style:style>
    <style:style style:name="P21"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4" style:family="paragraph" style:parent-style-name="Párrafo_20_de_20_lista">
      <style:paragraph-properties fo:margin-left="0cm" fo:margin-right="0cm" fo:text-indent="0cm" style:auto-text-indent="false">
        <style:tab-stops/>
      </style:paragraph-properties>
      <style:text-properties fo:font-size="10pt" fo:language="es" fo:country="ES" style:font-size-asian="10pt" style:font-size-complex="10pt"/>
    </style:style>
    <style:style style:name="P25"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26" style:family="paragraph" style:parent-style-name="Párrafo_20_de_20_lista">
      <style:paragraph-properties fo:margin-left="0cm" fo:margin-right="0cm" fo:text-indent="0cm" style:auto-text-indent="false">
        <style:tab-stops/>
      </style:paragraph-properties>
      <style:text-properties fo:language="es" fo:country="ES" fo:font-weight="bold" officeooo:paragraph-rsid="0014267f" style:font-weight-asian="bold" style:font-weight-complex="bold"/>
    </style:style>
    <style:style style:name="P27"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28" style:family="paragraph" style:parent-style-name="Párrafo_20_de_20_lista">
      <style:paragraph-properties fo:margin-left="0cm" fo:margin-right="0cm" fo:text-indent="0cm" style:auto-text-indent="false">
        <style:tab-stops/>
      </style:paragraph-properties>
      <style:text-properties officeooo:paragraph-rsid="0014267f"/>
    </style:style>
    <style:style style:name="P29" style:family="paragraph" style:parent-style-name="Normal">
      <style:paragraph-properties fo:margin-left="0cm" fo:margin-right="0cm" fo:text-indent="0cm" style:auto-text-indent="false"/>
    </style:style>
    <style:style style:name="P30"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31" style:family="paragraph" style:parent-style-name="Normal">
      <style:paragraph-properties fo:margin-left="0cm" fo:margin-right="0cm" fo:text-indent="0cm" style:auto-text-indent="false">
        <style:tab-stops/>
      </style:paragraph-properties>
      <style:text-properties fo:language="es" fo:country="ES" fo:font-weight="bold" officeooo:paragraph-rsid="0018b34c" style:font-weight-asian="bold"/>
    </style:style>
    <style:style style:name="P32" style:family="paragraph" style:parent-style-name="Normal">
      <style:paragraph-properties fo:margin-left="0cm" fo:margin-right="0cm" fo:text-indent="0cm" style:auto-text-indent="false">
        <style:tab-stops/>
      </style:paragraph-properties>
      <style:text-properties fo:language="es" fo:country="ES" fo:font-weight="bold" officeooo:paragraph-rsid="002d523b" style:font-weight-asian="bold"/>
    </style:style>
    <style:style style:name="P33" style:family="paragraph" style:parent-style-name="Normal">
      <style:paragraph-properties fo:margin-left="0cm" fo:margin-right="0cm" fo:text-indent="0cm" style:auto-text-indent="false">
        <style:tab-stops/>
      </style:paragraph-properties>
    </style:style>
    <style:style style:name="P34" style:family="paragraph" style:parent-style-name="Standard">
      <style:paragraph-properties fo:margin-left="0cm" fo:margin-right="0cm" fo:text-indent="0cm" style:auto-text-indent="false">
        <style:tab-stops/>
      </style:paragraph-properties>
      <style:text-properties fo:language="es" fo:country="ES" fo:font-weight="bold" officeooo:paragraph-rsid="0018b34c" style:font-weight-asian="bold"/>
    </style:style>
    <style:style style:name="P35" style:family="paragraph" style:parent-style-name="Párrafo_20_de_20_lista">
      <style:text-properties fo:language="es" fo:country="ES"/>
    </style:style>
    <style:style style:name="P36" style:family="paragraph" style:parent-style-name="Párrafo_20_de_20_lista">
      <style:paragraph-properties>
        <style:tab-stops/>
      </style:paragraph-properties>
    </style:style>
    <style:style style:name="P37" style:family="paragraph" style:parent-style-name="CodigoListado">
      <style:text-properties fo:language="en" fo:country="US" officeooo:rsid="00177c8d" officeooo:paragraph-rsid="0018b34c"/>
    </style:style>
    <style:style style:name="P38" style:family="paragraph" style:parent-style-name="CodigoListado">
      <style:text-properties fo:language="en" fo:country="US" officeooo:rsid="001e8d8a" officeooo:paragraph-rsid="001e8d8a"/>
    </style:style>
    <style:style style:name="P39" style:family="paragraph" style:parent-style-name="CodigoListado">
      <style:text-properties fo:language="en" fo:country="US" officeooo:rsid="002000fc" officeooo:paragraph-rsid="002000fc"/>
    </style:style>
    <style:style style:name="P40" style:family="paragraph" style:parent-style-name="CodigoListado">
      <style:text-properties fo:language="en" fo:country="US" officeooo:rsid="00259251" officeooo:paragraph-rsid="00259251"/>
    </style:style>
    <style:style style:name="P41" style:family="paragraph" style:parent-style-name="CodigoListado">
      <style:text-properties fo:language="en" fo:country="US" officeooo:rsid="0028ec62" officeooo:paragraph-rsid="0028ec62"/>
    </style:style>
    <style:style style:name="P42" style:family="paragraph" style:parent-style-name="CodigoListado">
      <style:text-properties fo:language="en" fo:country="US" officeooo:rsid="002ae09a" officeooo:paragraph-rsid="002ae09a"/>
    </style:style>
    <style:style style:name="P43" style:family="paragraph" style:parent-style-name="CodigoListado">
      <style:text-properties fo:language="en" fo:country="US" officeooo:rsid="002ae09a" officeooo:paragraph-rsid="002d523b"/>
    </style:style>
    <style:style style:name="P44" style:family="paragraph" style:parent-style-name="CodigoListado">
      <style:text-properties fo:language="en" fo:country="US" officeooo:rsid="002d523b" officeooo:paragraph-rsid="002d523b"/>
    </style:style>
    <style:style style:name="P45" style:family="paragraph" style:parent-style-name="CodigoListado">
      <style:text-properties fo:font-size="8pt" officeooo:rsid="0021ce6a" officeooo:paragraph-rsid="0021ce6a" style:font-size-asian="8pt" style:font-size-complex="8pt"/>
    </style:style>
    <style:style style:name="P46" style:family="paragraph" style:parent-style-name="CodigoListado">
      <style:text-properties fo:font-size="8pt" officeooo:rsid="003617f9" officeooo:paragraph-rsid="003617f9" style:font-size-asian="8pt" style:font-size-complex="8pt"/>
    </style:style>
    <style:style style:name="P47" style:family="paragraph" style:parent-style-name="CodigoListado">
      <style:text-properties fo:font-size="8pt" officeooo:rsid="0036f44c" officeooo:paragraph-rsid="0036f44c" style:font-size-asian="8pt" style:font-size-complex="8pt"/>
    </style:style>
    <style:style style:name="P48" style:family="paragraph" style:parent-style-name="CodigoListado">
      <style:text-properties fo:font-size="8pt" fo:language="en" fo:country="US" officeooo:rsid="002012e5" officeooo:paragraph-rsid="002012e5" style:font-size-asian="8pt" style:font-size-complex="8pt"/>
    </style:style>
    <style:style style:name="P49" style:family="paragraph" style:parent-style-name="CodigoListado">
      <style:text-properties fo:font-size="8pt" fo:language="en" fo:country="US" officeooo:rsid="0023f30a" officeooo:paragraph-rsid="0023f30a" style:font-size-asian="8pt" style:font-size-complex="8pt"/>
    </style:style>
    <style:style style:name="P50" style:family="paragraph" style:parent-style-name="CodigoListado">
      <style:text-properties fo:font-size="8pt" fo:language="en" fo:country="US" officeooo:rsid="0032285e" officeooo:paragraph-rsid="0032285e" style:font-size-asian="8pt" style:font-size-complex="8pt"/>
    </style:style>
    <style:style style:name="P51" style:family="paragraph" style:parent-style-name="CodigoListado">
      <style:text-properties fo:font-size="8pt" fo:language="en" fo:country="US" officeooo:rsid="003087ed" officeooo:paragraph-rsid="003087ed" style:font-size-asian="8pt" style:font-size-complex="8pt"/>
    </style:style>
    <style:style style:name="P52" style:family="paragraph" style:parent-style-name="CodigoListado">
      <style:text-properties fo:font-size="8pt" fo:language="en" fo:country="US" officeooo:rsid="0036f44c" officeooo:paragraph-rsid="0036f44c" style:font-size-asian="8pt" style:font-size-complex="8pt"/>
    </style:style>
    <style:style style:name="P53" style:family="paragraph" style:parent-style-name="CodigoListado">
      <style:text-properties officeooo:paragraph-rsid="00177c8d"/>
    </style:style>
    <style:style style:name="P54" style:family="paragraph" style:parent-style-name="CodigoListado">
      <style:text-properties officeooo:paragraph-rsid="0018b34c"/>
    </style:style>
    <style:style style:name="P55" style:family="paragraph" style:parent-style-name="CodigoListado">
      <style:text-properties officeooo:paragraph-rsid="002d523b"/>
    </style:style>
    <style:style style:name="P56" style:family="paragraph" style:parent-style-name="CodigoListado">
      <style:text-properties officeooo:paragraph-rsid="0031b268"/>
    </style:style>
    <style:style style:name="P57" style:family="paragraph" style:parent-style-name="CodigoListado">
      <style:text-properties officeooo:paragraph-rsid="00348296"/>
    </style:style>
    <style:style style:name="P58" style:family="paragraph" style:parent-style-name="Normal">
      <style:paragraph-properties fo:margin-left="0cm" fo:margin-right="0cm" fo:text-indent="1.249cm" style:auto-text-indent="false"/>
      <style:text-properties fo:language="es" fo:country="ES" fo:font-weight="bold" style:font-weight-asian="bold"/>
    </style:style>
    <style:style style:name="P59" style:family="paragraph" style:parent-style-name="Normal">
      <style:paragraph-properties fo:margin-left="1.27cm" fo:margin-right="0cm" fo:text-indent="0cm" style:auto-text-indent="false">
        <style:tab-stops/>
      </style:paragraph-properties>
      <style:text-properties fo:language="es" fo:country="ES" fo:font-weight="bold" style:font-weight-asian="bold"/>
    </style:style>
    <style:style style:name="P60" style:family="paragraph" style:parent-style-name="Normal">
      <style:paragraph-properties fo:margin-left="1.27cm" fo:margin-right="0cm" fo:text-indent="0cm" style:auto-text-indent="false">
        <style:tab-stops/>
      </style:paragraph-properties>
    </style:style>
    <style:style style:name="P61"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62"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63" style:family="paragraph" style:parent-style-name="Párrafo_20_de_20_lista">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style:style>
    <style:style style:name="P64" style:family="paragraph" style:parent-style-name="Normal">
      <style:paragraph-properties fo:text-align="center" style:justify-single-word="false"/>
      <style:text-properties fo:color="#000000" style:font-name="monospace" fo:font-size="10pt" fo:language="es" fo:country="ES" fo:font-style="italic" fo:background-color="#ffffff" style:font-size-asian="10pt" style:font-style-asian="italic"/>
    </style:style>
    <style:style style:name="P65"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style:style>
    <style:style style:name="P66" style:family="paragraph" style:parent-style-name="Párrafo_20_de_20_lista" style:list-style-name="L1">
      <style:paragraph-properties fo:margin-top="0cm" fo:margin-bottom="0.353cm" loext:contextual-spacing="false" fo:line-height="115%" fo:text-align="start" style:justify-single-word="false"/>
    </style:style>
    <style:style style:name="P67"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style:style>
    <style:style style:name="P68"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style:style>
    <style:style style:name="P69" style:family="paragraph" style:parent-style-name="Párrafo_20_de_20_lista" style:list-style-name="L4">
      <style:paragraph-properties fo:margin-left="0.801cm" fo:margin-right="0cm" fo:text-align="justify" style:justify-single-word="false" fo:text-indent="0cm" style:auto-text-indent="false">
        <style:tab-stops/>
      </style:paragraph-properties>
    </style:style>
    <style:style style:name="P70" style:family="paragraph" style:parent-style-name="CodigoListado">
      <style:text-properties fo:font-size="8pt" fo:language="en" fo:country="US" officeooo:rsid="0036f44c" officeooo:paragraph-rsid="0036f44c" style:font-size-asian="8pt" style:font-size-complex="8p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fo:font-weight="bold" style:font-weight-asian="bold"/>
    </style:style>
    <style:style style:name="T5" style:family="text">
      <style:text-properties fo:language="es" fo:country="ES"/>
    </style:style>
    <style:style style:name="T6" style:family="text">
      <style:text-properties fo:language="es" fo:country="ES" fo:font-weight="bold" style:font-weight-asian="bold"/>
    </style:style>
    <style:style style:name="T7" style:family="text">
      <style:text-properties fo:language="es" fo:country="ES" fo:font-weight="bold" style:font-weight-asian="bold" style:font-weight-complex="bold"/>
    </style:style>
    <style:style style:name="T8" style:family="text">
      <style:text-properties fo:language="es" fo:country="ES" fo:font-style="italic" style:font-style-asian="italic" style:font-style-complex="italic"/>
    </style:style>
    <style:style style:name="T9" style:family="text">
      <style:text-properties fo:language="es" fo:country="ES" fo:font-style="italic" fo:font-weight="bold" style:font-style-asian="italic" style:font-weight-asian="bold" style:font-style-complex="italic" style:font-weight-complex="bold"/>
    </style:style>
    <style:style style:name="T10" style:family="text">
      <style:text-properties fo:language="es" fo:country="ES" fo:font-style="italic" fo:font-weight="normal" style:font-style-asian="italic" style:font-weight-asian="normal" style:font-weight-complex="normal"/>
    </style:style>
    <style:style style:name="T11" style:family="text">
      <style:text-properties fo:language="es" fo:country="ES" fo:font-style="italic" fo:font-weight="normal" officeooo:rsid="0014267f" style:font-style-asian="italic" style:font-weight-asian="normal" style:font-weight-complex="normal"/>
    </style:style>
    <style:style style:name="T12" style:family="text">
      <style:text-properties fo:language="es" fo:country="ES" fo:font-style="italic" fo:font-weight="normal" officeooo:rsid="0014267f" style:font-style-asian="italic" style:font-weight-asian="normal" style:font-style-complex="italic" style:font-weight-complex="normal"/>
    </style:style>
    <style:style style:name="T13" style:family="text">
      <style:text-properties fo:language="es" fo:country="ES" fo:font-style="normal" fo:font-weight="bold" style:font-style-asian="normal" style:font-weight-asian="bold" style:font-style-complex="normal" style:font-weight-complex="bold"/>
    </style:style>
    <style:style style:name="T14" style:family="text">
      <style:text-properties fo:language="en" fo:country="US"/>
    </style:style>
    <style:style style:name="T15" style:family="text">
      <style:text-properties fo:language="en" fo:country="US" officeooo:rsid="00177c8d"/>
    </style:style>
    <style:style style:name="T16" style:family="text">
      <style:text-properties fo:font-size="10pt" style:font-size-asian="10pt" style:font-size-complex="10pt"/>
    </style:style>
    <style:style style:name="T17" style:family="text">
      <style:text-properties fo:font-size="10pt" officeooo:rsid="0031b268" style:font-size-asian="10pt" style:font-size-complex="10pt"/>
    </style:style>
    <style:style style:name="T18" style:family="text">
      <style:text-properties fo:font-size="10pt" fo:language="es" fo:country="ES" style:font-size-asian="10pt" style:font-size-complex="10pt"/>
    </style:style>
    <style:style style:name="T19" style:family="text">
      <style:text-properties style:font-name="Courier New" fo:font-size="10pt" officeooo:rsid="00348296" style:font-size-asian="10pt" style:font-name-complex="Courier New" style:font-size-complex="10pt"/>
    </style:style>
    <style:style style:name="T20" style:family="text">
      <style:text-properties fo:color="#000000"/>
    </style:style>
    <style:style style:name="T21" style:family="text">
      <style:text-properties fo:color="#000000" fo:language="es" fo:country="ES"/>
    </style:style>
    <style:style style:name="T22" style:family="text">
      <style:text-properties fo:color="#000000" fo:language="es" fo:country="ES" fo:background-color="transparent" loext:char-shading-value="0"/>
    </style:style>
    <style:style style:name="T23" style:family="text">
      <style:text-properties fo:color="#000000" fo:font-size="10pt" fo:language="es" fo:country="ES" fo:background-color="transparent" loext:char-shading-value="0" style:font-size-asian="10pt" style:font-size-complex="10pt"/>
    </style:style>
    <style:style style:name="T24" style:family="text">
      <style:text-properties fo:color="#000000" fo:font-size="10pt" style:font-size-asian="10pt" style:font-size-complex="10pt"/>
    </style:style>
    <style:style style:name="T25" style:family="text">
      <style:text-properties fo:color="#000000" fo:background-color="#ffffff" loext:char-shading-value="0"/>
    </style:style>
    <style:style style:name="T26" style:family="text">
      <style:text-properties fo:font-style="italic" fo:font-weight="normal" officeooo:rsid="0014267f" style:font-style-asian="italic"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officeooo:rsid="0032285e" style:font-weight-asian="normal" style:font-weight-complex="normal"/>
    </style:style>
    <style:style style:name="T29" style:family="text">
      <style:text-properties fo:font-weight="normal" officeooo:rsid="00327b5a" style:font-weight-asian="normal" style:font-weight-complex="normal"/>
    </style:style>
    <style:style style:name="T30" style:family="text">
      <style:text-properties fo:font-weight="normal" officeooo:rsid="0033c757" style:font-weight-asian="normal" style:font-weight-complex="normal"/>
    </style:style>
    <style:style style:name="T31" style:family="text">
      <style:text-properties style:font-weight-complex="bold"/>
    </style:style>
    <style:style style:name="T32" style:family="text">
      <style:text-properties style:font-name="Liberation mono" fo:font-size="10pt" fo:language="es" fo:country="ES" style:font-size-asian="10pt" style:font-size-complex="10pt"/>
    </style:style>
    <style:style style:name="T33" style:family="text">
      <style:text-properties officeooo:rsid="0015cd8a"/>
    </style:style>
    <style:style style:name="T34" style:family="text">
      <style:text-properties officeooo:rsid="0015f5e9"/>
    </style:style>
    <style:style style:name="T35" style:family="text">
      <style:text-properties officeooo:rsid="0017f193"/>
    </style:style>
    <style:style style:name="T36" style:family="text">
      <style:text-properties officeooo:rsid="002065b4"/>
    </style:style>
    <style:style style:name="T37" style:family="text">
      <style:text-properties officeooo:rsid="0021ce6a"/>
    </style:style>
    <style:style style:name="T38" style:family="text">
      <style:text-properties officeooo:rsid="0022ab92"/>
    </style:style>
    <style:style style:name="T39" style:family="text">
      <style:text-properties officeooo:rsid="002f84e6"/>
    </style:style>
    <style:style style:name="T40" style:family="text">
      <style:text-properties officeooo:rsid="00399d5e"/>
    </style:style>
    <style:style style:name="T41" style:family="text"/>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6">2º curso / 2º cuatr.</text:p>
            <text:p text:style-name="P20"><text:span text:style-name="Fuente_20_de_20_párrafo_20_predeter."><text:span text:style-name="T2">Grado Ing. Inform.</text:span></text:span></text:p>
            <text:p text:style-name="P20"><text:span text:style-name="Fuente_20_de_20_párrafo_20_predeter."><text:span text:style-name="T2">Doble Grado Ing. Inform. y Mat.</text:span></text:span></text:p>
          </table:table-cell>
          <table:table-cell table:style-name="Tabla1.B1" office:value-type="string">
            <text:p text:style-name="P17"/>
          </table:table-cell>
          <table:table-cell table:style-name="Tabla1.C1" office:value-type="string">
            <text:p text:style-name="P18">Arquitectura de Computadores (AC)</text:p>
            <text:p text:style-name="P19">Cuaderno de prácticas. </text:p>
            <text:p text:style-name="P2">Bloque Práctico 4. Optimización de código</text:p>
            <text:p text:style-name="P21">Estudiante (nombre y apellidos): <text:span text:style-name="T34">Francisco Carrillo Pérez</text:span></text:p>
            <text:p text:style-name="P3">Grupo de prácticas: <text:span text:style-name="T40">A2</text:span></text:p>
            <text:p text:style-name="P4">Fecha de entrega: </text:p>
            <text:p text:style-name="P5"><text:span text:style-name="Fuente_20_de_20_párrafo_20_predeter."><text:span text:style-name="T3">Fecha evaluación en clase: </text:span></text:span></text:p>
          </table:table-cell>
        </table:table-row>
      </table:table>
      <text:p text:style-name="P23"><text:s/></text:p>
      <text:p text:style-name="P22"><text:span text:style-name="Fuente_20_de_20_párrafo_20_predeter."><text:span text:style-name="T4"/></text:span></text:p>
      <text:p text:style-name="P26"><text:span text:style-name="Fuente_20_de_20_párrafo_20_predeter.">Denominación de marca del chip de procesamiento o procesador (se encuentra en /proc/cpuinfo): </text:span><text:span text:style-name="Fuente_20_de_20_párrafo_20_predeter."><text:span text:style-name="T26">Intel(R) Core(TM) i5-4210U CPU @ 1.70GHz</text:span></text:span></text:p>
      <text:p text:style-name="P36"><text:span text:style-name="Fuente_20_de_20_párrafo_20_predeter."><text:span text:style-name="T13">Sistema operativo utilizado:</text:span></text:span><text:span text:style-name="Fuente_20_de_20_párrafo_20_predeter."><text:span text:style-name="T10"> </text:span></text:span><text:span text:style-name="Fuente_20_de_20_párrafo_20_predeter."><text:span text:style-name="T11">Kubuntu 16.04</text:span></text:span></text:p>
      <text:p text:style-name="P28"><text:span text:style-name="Fuente_20_de_20_párrafo_20_predeter."><text:span text:style-name="T6">Versión de gcc utilizada: </text:span></text:span><text:span text:style-name="Fuente_20_de_20_párrafo_20_predeter."><text:span text:style-name="T12">gcc (Ubuntu 5.3.1-14ubuntu2) 5.3.1</text:span></text:span></text:p>
      <text:p text:style-name="P25">Adjunte el contenido del fichero <text:span text:style-name="T31">/proc/cpuinfo</text:span> de la máquina en la que ha tomado las medidas</text:p>
      <text:p text:style-name="P25"/>
      <text:list xml:id="list7306266529063912325" text:style-name="L1">
        <text:list-item>
          <text:p text:style-name="P65">Para el núcleo que se muestra en la Figura 1 (ver guion de prácticas), y para un programa que implemente la multiplicación de matrices (use variables <text:span text:style-name="T33">dinámicas</text:span>): </text:p>
        </text:list-item>
      </text:list>
      <text:list xml:id="list3194631099550832707" text:style-name="L2">
        <text:list-item>
          <text:list>
            <text:list-item>
              <text:p text:style-name="P67"><text:span text:style-name="T20">Modifique el código C para reducir el tiempo de ejecución del mismo. Justifique los tiempos obtenidos (use <text:s/></text:span><text:span text:style-name="T24">–O2</text:span><text:span text:style-name="T20">) a partir de la modificación realizada. Incorpore los códigos modificados en el cuaderno.</text:span></text:p>
            </text:list-item>
          </text:list>
        </text:list-item>
      </text:list>
      <text:list xml:id="list2541642669544376374" text:style-name="L3">
        <text:list-item>
          <text:list>
            <text:list-item>
              <text:p text:style-name="P68">Genere los códigos en ensamblador con -O2 para el original y dos códigos modificados obtenidos en el punto anterior (incluido el que supone menor tiempo de ejecución) e incorpórelos al cuaderno de prácticas. Destaque las diferencias entre ellos en el código ensamblador.</text:p>
            </text:list-item>
          </text:list>
        </text:list-item>
      </text:list>
      <text:p text:style-name="P63">1.3<text:tab/>(Ejercicio EXTRA) Intente mejorar los resultados obtenidos transformando el código ensamblador del programa para el que se han conseguido las mejores prestaciones de tiempo</text:p>
      <text:p text:style-name="P27"/>
      <text:p text:style-name="P7">A) MULTIPLICACIÓN DE MATRICES:</text:p>
      <text:p text:style-name="P29"><text:span text:style-name="Fuente_20_de_20_párrafo_20_predeter."><text:span text:style-name="T6">CÓDIGO FUENTE</text:span></text:span><text:span text:style-name="Fuente_20_de_20_párrafo_20_predeter."><text:span text:style-name="T5">: </text:span></text:span><text:span text:style-name="codigo">pmm-secuencial.c</text:span></text:p>
      <text:p text:style-name="P30">(ADJUNTAR CÓDIGO FUENTE AL .ZIP)</text:p>
      <table:table table:name="Tabla4" table:style-name="Tabla4">
        <table:table-column table:style-name="Tabla4.A"/>
        <table:table-row>
          <table:table-cell table:style-name="Tabla4.A1" office:value-type="string">
            <text:p text:style-name="P41">// Compilar con -O2 y -fopenmp</text:p>
            <text:p text:style-name="P41">#include &lt;stdlib.h&gt;</text:p>
            <text:p text:style-name="P41">#include &lt;stdio.h&gt;</text:p>
            <text:p text:style-name="P41">#include &lt;omp.h&gt;</text:p>
            <text:p text:style-name="P41"/>
            <text:p text:style-name="P41">int main(int argc, char** argv){</text:p>
            <text:p text:style-name="P41"><text:tab/>int i, j,k;</text:p>
            <text:p text:style-name="P41"><text:tab/>double t1, t2, total;</text:p>
            <text:p text:style-name="P41"/>
            <text:p text:style-name="P41"><text:tab/>//Leer argumento de entrada (no de componentes del vector)</text:p>
            <text:p text:style-name="P41"><text:tab/>if (argc&lt;2){</text:p>
            <text:p text:style-name="P41"><text:tab/><text:tab/>printf("Falta tamaño de matriz y vector\n");</text:p>
            <text:p text:style-name="P41"><text:soft-page-break/><text:tab/><text:tab/>exit(-1);</text:p>
            <text:p text:style-name="P41"><text:tab/>}</text:p>
            <text:p text:style-name="P41"/>
            <text:p text:style-name="P41"><text:tab/>unsigned int N = atoi(argv[1]); // Máximo N =2^32-1=4294967295 (sizeof(unsigned int) = 4 B)</text:p>
            <text:p text:style-name="P41"/>
            <text:p text:style-name="P41"><text:tab/>double **M1, **M2, **M3;</text:p>
            <text:p text:style-name="P41"><text:tab/>M1 = (double**) malloc(N*sizeof(double *));</text:p>
            <text:p text:style-name="P41"><text:tab/>M2 = (double**) malloc(N*sizeof(double *));</text:p>
            <text:p text:style-name="P41"><text:tab/>M3 = (double**) malloc(N*sizeof(double *));</text:p>
            <text:p text:style-name="P41"><text:tab/></text:p>
            <text:p text:style-name="P41"/>
            <text:p text:style-name="P41"><text:tab/>for (i=0; i&lt;N; i++){</text:p>
            <text:p text:style-name="P41"><text:tab/><text:tab/>M1[i] = (double*) malloc(N*sizeof(double));</text:p>
            <text:p text:style-name="P41"><text:tab/><text:tab/>M2[i] = (double*) malloc(N*sizeof(double));</text:p>
            <text:p text:style-name="P41"><text:tab/><text:tab/>M3[i] = (double*) malloc(N*sizeof(double));</text:p>
            <text:p text:style-name="P41"><text:tab/><text:tab/>if ( M1[i]==NULL ){</text:p>
            <text:p text:style-name="P41"><text:tab/><text:tab/><text:tab/>printf("Error en la reserva de espacio para los vectores\n");</text:p>
            <text:p text:style-name="P41"><text:tab/><text:tab/><text:tab/>exit(-2);</text:p>
            <text:p text:style-name="P41"><text:tab/><text:tab/>}</text:p>
            <text:p text:style-name="P41"><text:tab/>}</text:p>
            <text:p text:style-name="P41"><text:tab/>//A partir de aqui se pueden acceder las componentes de la matriz como M[i][j]</text:p>
            <text:p text:style-name="P41"/>
            <text:p text:style-name="P41"><text:tab/>//Inicializar matriz y vectores</text:p>
            <text:p text:style-name="P41"/>
            <text:p text:style-name="P41"><text:tab/>for(i = 0; i&lt; N; i++)</text:p>
            <text:p text:style-name="P41"><text:tab/>{</text:p>
            <text:p text:style-name="P41"><text:tab/><text:tab/>for(j = 0; j &lt; N; j++ )</text:p>
            <text:p text:style-name="P41"><text:tab/><text:tab/>{</text:p>
            <text:p text:style-name="P41"><text:tab/><text:tab/><text:tab/>M1[i][j] = 2;</text:p>
            <text:p text:style-name="P41"><text:tab/><text:tab/><text:tab/>M2[i][j] = 2;</text:p>
            <text:p text:style-name="P41"><text:tab/><text:tab/><text:tab/>M3[i][j] = 0;</text:p>
            <text:p text:style-name="P41"><text:tab/><text:tab/>}</text:p>
            <text:p text:style-name="P41"><text:tab/>}</text:p>
            <text:p text:style-name="P41"/>
            <text:p text:style-name="P41"/>
            <text:p text:style-name="P41"><text:tab/>//Medida de tiempo</text:p>
            <text:p text:style-name="P41"><text:tab/>t1 = omp_get_wtime();</text:p>
            <text:p text:style-name="P41"/>
            <text:p text:style-name="P41"><text:tab/>//Calcular producto de matriz por vector v2 = M · v1</text:p>
            <text:p text:style-name="P41"><text:tab/></text:p>
            <text:p text:style-name="P41"><text:tab/>for (i=0; i&lt;N; i++){</text:p>
            <text:p text:style-name="P41"><text:s text:c="8"/>for (j=0; j&lt;N; j++) {</text:p>
            <text:p text:style-name="P41"><text:s text:c="12"/>for (k=0; k&lt;N; k++) {</text:p>
            <text:p text:style-name="P41"><text:s text:c="16"/>M3[i][j] += M1[i][k] * M2[k][j];</text:p>
            <text:p text:style-name="P41"><text:s text:c="12"/>}</text:p>
            <text:p text:style-name="P41"><text:s text:c="8"/>}</text:p>
            <text:p text:style-name="P41"><text:tab/>}</text:p>
            <text:p text:style-name="P41"/>
            <text:p text:style-name="P41"/>
            <text:p text:style-name="P41"><text:tab/>//Medida de tiempo</text:p>
            <text:p text:style-name="P41"><text:tab/>t2 = omp_get_wtime();</text:p>
            <text:p text:style-name="P41"><text:tab/>total = t2 - t1;</text:p>
            <text:p text:style-name="P41"/>
            <text:p text:style-name="P41"><text:tab/>//Imprimir el resultado y el tiempo de ejecución</text:p>
            <text:p text:style-name="P41"><text:tab/>printf("Tiempo(seg.):%11.9f\t / Tamaño:%u\t/ V2[0]=%8.6f V2[%d]=%8.6f\n", total,N,M3[0][0],N-1,M3[N-1][N-1]);</text:p>
            <text:p text:style-name="P41"/>
            <text:p text:style-name="P41"><text:tab/></text:p>
            <text:p text:style-name="P41"><text:tab/>for (i=0; i&lt;N; i++){</text:p>
            <text:p text:style-name="P41"><text:soft-page-break/><text:tab/><text:tab/>free(M1[i]);</text:p>
            <text:p text:style-name="P41"><text:tab/><text:tab/>free(M2[i]);</text:p>
            <text:p text:style-name="P41"><text:tab/><text:tab/>free(M3[i]);</text:p>
            <text:p text:style-name="P41"><text:tab/>}</text:p>
            <text:p text:style-name="P41"><text:tab/>free(M1);</text:p>
            <text:p text:style-name="P41"><text:tab/>free(M2);</text:p>
            <text:p text:style-name="P41"><text:tab/>free(M3);</text:p>
            <text:p text:style-name="P41"/>
            <text:p text:style-name="P41"><text:tab/>return 0;</text:p>
            <text:p text:style-name="P41">}</text:p>
            <text:p text:style-name="P41"/>
            <text:p text:style-name="CodigoListado"><text:span text:style-name="Fuente_20_de_20_párrafo_20_predeter."><text:span text:style-name="T16"/></text:span></text:p>
          </table:table-cell>
        </table:table-row>
      </table:table>
      <text:p text:style-name="P59"/>
      <text:p text:style-name="P30">1.1. MODIFICACIONES REALIZADAS (al menos dos modificaciones):</text:p>
      <text:p text:style-name="P58">Modificación a) –explicación-: <text:span text:style-name="T28">Se realiza un desenrrollado de bucle de la variable i en el bucle for anidado para el cálculo.</text:span></text:p>
      <text:p text:style-name="P58">Modificación b) –explicación-: <text:span text:style-name="T28">Además de modificación del apartado anterior, se realiza otro desenrrollado de bucle de la variable <text:s/>j, en el mismo bucle anidado.</text:span></text:p>
      <text:p text:style-name="P58">...</text:p>
      <text:p text:style-name="P30">1.1. CÓDIGOS FUENTE MODIFICACIONES</text:p>
      <text:p text:style-name="P30">a) <text:s/><text:span text:style-name="codigo">pmm-secuencial-modificado_a.c</text:span></text:p>
      <text:p text:style-name="P30">(ADJUNTAR CÓDIGO FUENTE AL .ZIP)</text:p>
      <table:table table:name="Tabla11" table:style-name="Tabla11">
        <table:table-column table:style-name="Tabla11.A"/>
        <table:table-row>
          <table:table-cell table:style-name="Tabla11.A1" office:value-type="string">
            <text:p text:style-name="P42">// Compilar con -O2 y -fopenmp</text:p>
            <text:p text:style-name="P42">#include &lt;stdlib.h&gt;</text:p>
            <text:p text:style-name="P42">#include &lt;stdio.h&gt;</text:p>
            <text:p text:style-name="P42">#include &lt;omp.h&gt;</text:p>
            <text:p text:style-name="P42"/>
            <text:p text:style-name="P42">int main(int argc, char** argv){</text:p>
            <text:p text:style-name="P42"><text:tab/>int i, j,k;</text:p>
            <text:p text:style-name="P42"><text:tab/>double t1, t2, total;</text:p>
            <text:p text:style-name="P42"/>
            <text:p text:style-name="P42"><text:tab/>//Leer argumento de entrada (no de componentes del vector)</text:p>
            <text:p text:style-name="P42"><text:tab/>if (argc&lt;2){</text:p>
            <text:p text:style-name="P42"><text:tab/><text:tab/>printf("Falta tamaño de matriz y vector\n");</text:p>
            <text:p text:style-name="P42"><text:tab/><text:tab/>exit(-1);</text:p>
            <text:p text:style-name="P42"><text:tab/>}</text:p>
            <text:p text:style-name="P42"/>
            <text:p text:style-name="P42"><text:tab/>unsigned int N = atoi(argv[1]); // Máximo N =2^32-1=4294967295 (sizeof(unsigned int) = 4 B)</text:p>
            <text:p text:style-name="P42"/>
            <text:p text:style-name="P42"><text:tab/>double **M1, **M2, **M3;</text:p>
            <text:p text:style-name="P42"><text:tab/>M1 = (double**) malloc(N*sizeof(double *));</text:p>
            <text:p text:style-name="P42"><text:tab/>M2 = (double**) malloc(N*sizeof(double *));</text:p>
            <text:p text:style-name="P42"><text:tab/>M3 = (double**) malloc(N*sizeof(double *));</text:p>
            <text:p text:style-name="P42"><text:tab/></text:p>
            <text:p text:style-name="P42"/>
            <text:p text:style-name="P42"><text:tab/>for (i=0; i&lt;N; i++){</text:p>
            <text:p text:style-name="P42"><text:tab/><text:tab/>M1[i] = (double*) malloc(N*sizeof(double));</text:p>
            <text:p text:style-name="P42"><text:tab/><text:tab/>M2[i] = (double*) malloc(N*sizeof(double));</text:p>
            <text:p text:style-name="P42"><text:tab/><text:tab/>M3[i] = (double*) malloc(N*sizeof(double));</text:p>
            <text:p text:style-name="P42"><text:tab/><text:tab/>if ( M1[i]==NULL ){</text:p>
            <text:p text:style-name="P42"><text:tab/><text:tab/><text:tab/>printf("Error en la reserva de espacio para los vectores\n");</text:p>
            <text:p text:style-name="P42"><text:tab/><text:tab/><text:tab/>exit(-2);</text:p>
            <text:p text:style-name="P42"><text:tab/><text:tab/>}</text:p>
            <text:p text:style-name="P42"><text:tab/>}</text:p>
            <text:p text:style-name="P42"><text:tab/>//A partir de aqui se pueden acceder las componentes de la matriz como M[i][j]</text:p>
            <text:p text:style-name="P42"/>
            <text:p text:style-name="P42"><text:tab/>//Inicializar matriz y vectores</text:p>
            <text:p text:style-name="P42"/>
            <text:p text:style-name="P42"><text:soft-page-break/><text:tab/>for(i = 0; i&lt; N; i++)</text:p>
            <text:p text:style-name="P42"><text:tab/>{</text:p>
            <text:p text:style-name="P42"><text:tab/><text:tab/>for(j = 0; j &lt; N; j++ )</text:p>
            <text:p text:style-name="P42"><text:tab/><text:tab/>{</text:p>
            <text:p text:style-name="P42"><text:tab/><text:tab/><text:tab/>M1[i][j] = 2;</text:p>
            <text:p text:style-name="P42"><text:tab/><text:tab/><text:tab/>M2[i][j] = 2;</text:p>
            <text:p text:style-name="P42"><text:tab/><text:tab/><text:tab/>M3[i][j] = 0;</text:p>
            <text:p text:style-name="P42"><text:tab/><text:tab/>}</text:p>
            <text:p text:style-name="P42"><text:tab/>}</text:p>
            <text:p text:style-name="P42"/>
            <text:p text:style-name="P42"/>
            <text:p text:style-name="P42"><text:tab/>//Medida de tiempo</text:p>
            <text:p text:style-name="P42"><text:tab/>t1 = omp_get_wtime();</text:p>
            <text:p text:style-name="P42"/>
            <text:p text:style-name="P42"><text:tab/>//Calcular producto de matriz por vector v2 = M · v1</text:p>
            <text:p text:style-name="P42"><text:tab/></text:p>
            <text:p text:style-name="P42"><text:tab/>for (i=0; i&lt;N; i+=2){</text:p>
            <text:p text:style-name="P42"><text:s text:c="8"/>for (j=0; j&lt;N; j++) {</text:p>
            <text:p text:style-name="P42"><text:s text:c="12"/>for (k=0; k&lt;N; k++) {</text:p>
            <text:p text:style-name="P42"><text:s text:c="16"/>M3[i][j] += M1[i][k] * M2[k][j];</text:p>
            <text:p text:style-name="P42"><text:s text:c="16"/>M3[i+1][j] += M1[i+1][k] * M2[k][j];</text:p>
            <text:p text:style-name="P42"><text:s text:c="12"/>}</text:p>
            <text:p text:style-name="P42"><text:s text:c="8"/>}</text:p>
            <text:p text:style-name="P42"><text:tab/>}</text:p>
            <text:p text:style-name="P42"/>
            <text:p text:style-name="P42"/>
            <text:p text:style-name="P42"><text:tab/>//Medida de tiempo</text:p>
            <text:p text:style-name="P42"><text:tab/>t2 = omp_get_wtime();</text:p>
            <text:p text:style-name="P42"><text:tab/>total = t2 - t1;</text:p>
            <text:p text:style-name="P42"/>
            <text:p text:style-name="P42"><text:tab/>//Imprimir el resultado y el tiempo de ejecución</text:p>
            <text:p text:style-name="P42"><text:tab/>printf("Tiempo(seg.):%11.9f\t / Tamaño:%u\t/ V2[0]=%8.6f V2[%d]=%8.6f\n", total,N,M3[0][0],N-1,M3[N-1][N-1]);</text:p>
            <text:p text:style-name="P42"/>
            <text:p text:style-name="P42"><text:tab/></text:p>
            <text:p text:style-name="P42"><text:tab/>for (i=0; i&lt;N; i++){</text:p>
            <text:p text:style-name="P42"><text:tab/><text:tab/>free(M1[i]);</text:p>
            <text:p text:style-name="P42"><text:tab/><text:tab/>free(M2[i]);</text:p>
            <text:p text:style-name="P42"><text:tab/><text:tab/>free(M3[i]);</text:p>
            <text:p text:style-name="P42"><text:tab/>}</text:p>
            <text:p text:style-name="P42"><text:tab/>free(M1);</text:p>
            <text:p text:style-name="P42"><text:tab/>free(M2);</text:p>
            <text:p text:style-name="P42"><text:tab/>free(M3);</text:p>
            <text:p text:style-name="P42"/>
            <text:p text:style-name="P42"><text:tab/>return 0;</text:p>
            <text:p text:style-name="P42">}</text:p>
            <text:p text:style-name="P42"/>
            <text:p text:style-name="CodigoListado"><text:span text:style-name="Fuente_20_de_20_párrafo_20_predeter."><text:span text:style-name="T16"/></text:span></text:p>
          </table:table-cell>
        </table:table-row>
      </table:table>
      <text:p text:style-name="P30"/>
      <text:p text:style-name="P30"><text:span text:style-name="Fuente_20_de_20_párrafo_20_predeter.">Capturas de pantalla (que muestren que el resultado es correcto):</text:span></text:p>
      <text:p text:style-name="P30"/>
      <text:p text:style-name="P30"/>
      <text:p text:style-name="P32">b) </text:p>
      <table:table table:name="Table2" table:style-name="Table2">
        <table:table-column table:style-name="Table2.A"/>
        <table:table-row>
          <table:table-cell table:style-name="Table2.A1" office:value-type="string">
            <text:p text:style-name="P44">// Compilar con -O2 y -fopenmp</text:p>
            <text:p text:style-name="P44">#include &lt;stdlib.h&gt;</text:p>
            <text:p text:style-name="P44">#include &lt;stdio.h&gt;</text:p>
            <text:p text:style-name="P44">#include &lt;omp.h&gt;</text:p>
            <text:p text:style-name="P44"/>
            <text:p text:style-name="P44">int main(int argc, char** argv){</text:p>
            <text:p text:style-name="P44"><text:tab/>int i, j,k;</text:p>
            <text:p text:style-name="P44"><text:tab/>double t1, t2, total;</text:p>
            <text:p text:style-name="P44"><text:soft-page-break/></text:p>
            <text:p text:style-name="P44"><text:tab/>//Leer argumento de entrada (no de componentes del vector)</text:p>
            <text:p text:style-name="P44"><text:tab/>if (argc&lt;2){</text:p>
            <text:p text:style-name="P44"><text:tab/><text:tab/>printf("Falta tamaño de matriz y vector\n");</text:p>
            <text:p text:style-name="P44"><text:tab/><text:tab/>exit(-1);</text:p>
            <text:p text:style-name="P44"><text:tab/>}</text:p>
            <text:p text:style-name="P44"/>
            <text:p text:style-name="P44"><text:tab/>unsigned int N = atoi(argv[1]); // Máximo N =2^32-1=4294967295 (sizeof(unsigned int) = 4 B)</text:p>
            <text:p text:style-name="P44"/>
            <text:p text:style-name="P44"><text:tab/>double **M1, **M2, **M3;</text:p>
            <text:p text:style-name="P44"><text:tab/>M1 = (double**) malloc(N*sizeof(double *));</text:p>
            <text:p text:style-name="P44"><text:tab/>M2 = (double**) malloc(N*sizeof(double *));</text:p>
            <text:p text:style-name="P44"><text:tab/>M3 = (double**) malloc(N*sizeof(double *));</text:p>
            <text:p text:style-name="P44"><text:tab/></text:p>
            <text:p text:style-name="P44"/>
            <text:p text:style-name="P44"><text:tab/>for (i=0; i&lt;N; i++){</text:p>
            <text:p text:style-name="P44"><text:tab/><text:tab/>M1[i] = (double*) malloc(N*sizeof(double));</text:p>
            <text:p text:style-name="P44"><text:tab/><text:tab/>M2[i] = (double*) malloc(N*sizeof(double));</text:p>
            <text:p text:style-name="P44"><text:tab/><text:tab/>M3[i] = (double*) malloc(N*sizeof(double));</text:p>
            <text:p text:style-name="P44"><text:tab/><text:tab/>if ( M1[i]==NULL ){</text:p>
            <text:p text:style-name="P44"><text:tab/><text:tab/><text:tab/>printf("Error en la reserva de espacio para los vectores\n");</text:p>
            <text:p text:style-name="P44"><text:tab/><text:tab/><text:tab/>exit(-2);</text:p>
            <text:p text:style-name="P44"><text:tab/><text:tab/>}</text:p>
            <text:p text:style-name="P44"><text:tab/>}</text:p>
            <text:p text:style-name="P44"><text:tab/>//A partir de aqui se pueden acceder las componentes de la matriz como M[i][j]</text:p>
            <text:p text:style-name="P44"/>
            <text:p text:style-name="P44"><text:tab/>//Inicializar matriz y vectores</text:p>
            <text:p text:style-name="P44"/>
            <text:p text:style-name="P44"><text:tab/>for(i = 0; i&lt; N; i++)</text:p>
            <text:p text:style-name="P44"><text:tab/>{</text:p>
            <text:p text:style-name="P44"><text:tab/><text:tab/>for(j = 0; j &lt; N; j++ )</text:p>
            <text:p text:style-name="P44"><text:tab/><text:tab/>{</text:p>
            <text:p text:style-name="P44"><text:tab/><text:tab/><text:tab/>M1[i][j] = 2;</text:p>
            <text:p text:style-name="P44"><text:tab/><text:tab/><text:tab/>M2[i][j] = 2;</text:p>
            <text:p text:style-name="P44"><text:tab/><text:tab/><text:tab/>M3[i][j] = 0;</text:p>
            <text:p text:style-name="P44"><text:tab/><text:tab/>}</text:p>
            <text:p text:style-name="P44"><text:tab/>}</text:p>
            <text:p text:style-name="P44"/>
            <text:p text:style-name="P44"/>
            <text:p text:style-name="P44"><text:tab/>//Medida de tiempo</text:p>
            <text:p text:style-name="P44"><text:tab/>t1 = omp_get_wtime();</text:p>
            <text:p text:style-name="P44"/>
            <text:p text:style-name="P44"><text:tab/>//Calcular producto de matriz por vector v2 = M · v1</text:p>
            <text:p text:style-name="P44"><text:tab/></text:p>
            <text:p text:style-name="P44"><text:tab/>for (i=0; i&lt;N; i+=2){</text:p>
            <text:p text:style-name="P44"><text:s text:c="8"/>for (j=0; j&lt;N; j+=2) {</text:p>
            <text:p text:style-name="P44"><text:s text:c="12"/>for (k=0; k&lt;N; k++) {</text:p>
            <text:p text:style-name="P44"><text:s text:c="16"/>M3[i][j] += M1[i][k] * M2[k][j];</text:p>
            <text:p text:style-name="P44"><text:s text:c="16"/>M3[i+1][j+1] += M1[i+1][k] * M2[k][j+1];</text:p>
            <text:p text:style-name="P44"/>
            <text:p text:style-name="P44"><text:s text:c="15"/></text:p>
            <text:p text:style-name="P44"/>
            <text:p text:style-name="P44"/>
            <text:p text:style-name="P44"><text:s text:c="12"/>}</text:p>
            <text:p text:style-name="P44"><text:s text:c="8"/>}</text:p>
            <text:p text:style-name="P44"><text:tab/>}</text:p>
            <text:p text:style-name="P44"/>
            <text:p text:style-name="P44"/>
            <text:p text:style-name="P44"><text:tab/>//Medida de tiempo</text:p>
            <text:p text:style-name="P44"><text:soft-page-break/><text:tab/>t2 = omp_get_wtime();</text:p>
            <text:p text:style-name="P44"><text:tab/>total = t2 - t1;</text:p>
            <text:p text:style-name="P44"/>
            <text:p text:style-name="P44"><text:tab/>//Imprimir el resultado y el tiempo de ejecución</text:p>
            <text:p text:style-name="P44"><text:tab/>printf("Tiempo(seg.):%11.9f\t / Tamaño:%u\t/ V2[0]=%8.6f V2[%d]=%8.6f\n", total,N,M3[0][0],N-1,M3[N-1][N-1]);</text:p>
            <text:p text:style-name="P44"/>
            <text:p text:style-name="P44"><text:tab/></text:p>
            <text:p text:style-name="P44"><text:tab/>for (i=0; i&lt;N; i++){</text:p>
            <text:p text:style-name="P44"><text:tab/><text:tab/>free(M1[i]);</text:p>
            <text:p text:style-name="P44"><text:tab/><text:tab/>free(M2[i]);</text:p>
            <text:p text:style-name="P44"><text:tab/><text:tab/>free(M3[i]);</text:p>
            <text:p text:style-name="P44"><text:tab/>}</text:p>
            <text:p text:style-name="P44"><text:tab/>free(M1);</text:p>
            <text:p text:style-name="P44"><text:tab/>free(M2);</text:p>
            <text:p text:style-name="P44"><text:tab/>free(M3);</text:p>
            <text:p text:style-name="P44"/>
            <text:p text:style-name="P44"><text:tab/>return 0;</text:p>
            <text:p text:style-name="P44">}</text:p>
            <text:p text:style-name="P44"/>
            <text:p text:style-name="P43"/>
            <text:p text:style-name="P55"><text:span text:style-name="Fuente_20_de_20_párrafo_20_predeter."><text:span text:style-name="T16"/></text:span></text:p>
          </table:table-cell>
        </table:table-row>
      </table:table>
      <text:p text:style-name="P32"><text:span text:style-name="Fuente_20_de_20_párrafo_20_predeter."/></text:p>
      <text:p text:style-name="P30"><text:span text:style-name="Fuente_20_de_20_párrafo_20_predeter."/></text:p>
      <text:p text:style-name="P30"/>
      <text:p text:style-name="P30"/>
      <text:p text:style-name="P30">1.1. TIEMPOS:</text:p>
      <table:table table:name="Tabla5" table:style-name="Tabla5">
        <table:table-column table:style-name="Tabla5.A"/>
        <table:table-column table:style-name="Tabla5.B"/>
        <table:table-row>
          <table:table-cell table:style-name="Tabla5.A1" office:value-type="string">
            <text:p text:style-name="P8">Modificación</text:p>
          </table:table-cell>
          <table:table-cell table:style-name="Tabla5.A1" office:value-type="string">
            <text:p text:style-name="P9">-O2</text:p>
          </table:table-cell>
        </table:table-row>
        <table:table-row>
          <table:table-cell table:style-name="Tabla5.A1" office:value-type="string">
            <text:p text:style-name="P6">Sin modificar</text:p>
          </table:table-cell>
          <table:table-cell table:style-name="Tabla5.A1" office:value-type="string">
            <text:p text:style-name="P11"><text:span text:style-name="T25">7.370167454</text:span><text:line-break/></text:p>
          </table:table-cell>
        </table:table-row>
        <table:table-row>
          <table:table-cell table:style-name="Tabla5.A1" office:value-type="string">
            <text:p text:style-name="P6">Modificación a)</text:p>
          </table:table-cell>
          <table:table-cell table:style-name="Tabla5.A1" office:value-type="string">
            <text:p text:style-name="P13"><text:span text:style-name="T25">3.627575052</text:span><text:line-break/></text:p>
          </table:table-cell>
        </table:table-row>
        <table:table-row>
          <table:table-cell table:style-name="Tabla5.A1" office:value-type="string">
            <text:p text:style-name="Normal"><text:span text:style-name="Fuente_20_de_20_párrafo_20_predeter."><text:span text:style-name="T5">Modificación b)</text:span></text:span></text:p>
          </table:table-cell>
          <table:table-cell table:style-name="Tabla5.A1" office:value-type="string">
            <text:p text:style-name="P12"><text:span text:style-name="T25">2.412372309</text:span><text:line-break/></text:p>
          </table:table-cell>
        </table:table-row>
      </table:table>
      <text:p text:style-name="P59"/>
      <text:p text:style-name="P30">1.1. COMENTARIOS SOBRE LOS RESULTADOS:</text:p>
      <text:p text:style-name="P59"/>
      <text:p text:style-name="P59"/>
      <text:p text:style-name="Normal"><text:span text:style-name="Fuente_20_de_20_párrafo_20_predeter."><text:span text:style-name="T6">1.2. CÓDIGO EN ENSAMBLADOR</text:span></text:span><text:span text:style-name="Fuente_20_de_20_párrafo_20_predeter."><text:span text:style-name="T5"> </text:span></text:span><text:span text:style-name="Fuente_20_de_20_párrafo_20_predeter."><text:span text:style-name="T7">DEL ORIGINAL Y DE DOS MODIFICACIONES</text:span></text:span><text:span text:style-name="Fuente_20_de_20_párrafo_20_predeter."><text:span text:style-name="T5"> </text:span></text:span><text:span text:style-name="Fuente_20_de_20_párrafo_20_predeter."><text:span text:style-name="T6">(ADJUNTAR AL .ZIP):</text:span></text:span></text:p>
      <text:p text:style-name="P8">(PONER AQUÍ SÓLO LA ZONA DEL CÓDIGO ENSAMBLADOR EVALUADA, USE COLORES PARA DESTACAR LAS DIFERENCIAS) </text:p>
      <text:p text:style-name="P8"/>
      <text:p text:style-name="P8"/>
      <table:table table:name="Tabla10" table:style-name="Tabla10">
        <table:table-column table:style-name="Tabla10.A" table:number-columns-repeated="3"/>
        <table:table-row>
          <table:table-cell table:style-name="Tabla10.A1" office:value-type="string">
            <text:p text:style-name="P33"><text:span text:style-name="codigo">pmm-secuencial.s</text:span></text:p>
          </table:table-cell>
          <table:table-cell table:style-name="Tabla10.A1" office:value-type="string">
            <text:p text:style-name="P33"><text:span text:style-name="codigo">pmm-secuencial-modificado_</text:span><text:span text:style-name="codigo"><text:span text:style-name="T39">a</text:span></text:span><text:span text:style-name="codigo">.s</text:span></text:p>
          </table:table-cell>
          <table:table-cell table:style-name="Tabla10.C1" office:value-type="string">
            <text:p text:style-name="P33"><text:span text:style-name="codigo">pmm-secuencial-modificado_c.s</text:span></text:p>
          </table:table-cell>
        </table:table-row>
        <table:table-row>
          <table:table-cell table:style-name="Tabla10.A2" office:value-type="string">
            <text:p text:style-name="P56"><text:span text:style-name="Fuente_20_de_20_párrafo_20_predeter."><text:span text:style-name="T17">movl<text:tab/>20(%rsp), %eax</text:span></text:span></text:p>
            <text:p text:style-name="P56"><text:span text:style-name="Fuente_20_de_20_párrafo_20_predeter."><text:span text:style-name="T17"><text:tab/>movsd<text:tab/>%xmm0, (%rsp)</text:span></text:span></text:p>
            <text:p text:style-name="P56"><text:span text:style-name="Fuente_20_de_20_párrafo_20_predeter."><text:span text:style-name="T17"><text:tab/>xorl<text:tab/>%r11d, %r11d</text:span></text:span></text:p>
            <text:p text:style-name="P56"><text:span text:style-name="Fuente_20_de_20_párrafo_20_predeter."><text:span text:style-name="T17"><text:tab/>leaq<text:tab/>8(,%rax,8), %r10</text:span></text:span></text:p>
            <text:p text:style-name="P56"><text:soft-page-break/><text:span text:style-name="Fuente_20_de_20_párrafo_20_predeter."><text:span text:style-name="T17">.L10:</text:span></text:span></text:p>
            <text:p text:style-name="P56"><text:span text:style-name="Fuente_20_de_20_párrafo_20_predeter."><text:span text:style-name="T17"><text:tab/>movq<text:tab/>(%r12,%r11,8), %r9</text:span></text:span></text:p>
            <text:p text:style-name="P56"><text:span text:style-name="Fuente_20_de_20_párrafo_20_predeter."><text:span text:style-name="T17"><text:tab/>movq<text:tab/>0(%r13,%r11,8), %rdi</text:span></text:span></text:p>
            <text:p text:style-name="P56"><text:span text:style-name="Fuente_20_de_20_párrafo_20_predeter."><text:span text:style-name="T17"><text:tab/>xorl<text:tab/>%ecx, %ecx</text:span></text:span></text:p>
            <text:p text:style-name="P56"><text:span text:style-name="Fuente_20_de_20_párrafo_20_predeter."><text:span text:style-name="T17"><text:tab/>.p2align 4,,10</text:span></text:span></text:p>
            <text:p text:style-name="P56"><text:span text:style-name="Fuente_20_de_20_párrafo_20_predeter."><text:span text:style-name="T17"><text:tab/>.p2align 3</text:span></text:span></text:p>
            <text:p text:style-name="P56"><text:span text:style-name="Fuente_20_de_20_párrafo_20_predeter."><text:span text:style-name="T17">.L14:</text:span></text:span></text:p>
            <text:p text:style-name="P56"><text:span text:style-name="Fuente_20_de_20_párrafo_20_predeter."><text:span text:style-name="T17"><text:tab/>movsd<text:tab/>(%r9,%rcx), %xmm1</text:span></text:span></text:p>
            <text:p text:style-name="P56"><text:span text:style-name="Fuente_20_de_20_párrafo_20_predeter."><text:span text:style-name="T17"><text:tab/>xorl<text:tab/>%eax, %eax</text:span></text:span></text:p>
            <text:p text:style-name="P56"><text:span text:style-name="Fuente_20_de_20_párrafo_20_predeter."><text:span text:style-name="T17"><text:tab/>.p2align 4,,10</text:span></text:span></text:p>
            <text:p text:style-name="P56"><text:span text:style-name="Fuente_20_de_20_párrafo_20_predeter."><text:span text:style-name="T17"><text:tab/>.p2align 3</text:span></text:span></text:p>
            <text:p text:style-name="P56"><text:span text:style-name="Fuente_20_de_20_párrafo_20_predeter."><text:span text:style-name="T17">.L11:</text:span></text:span></text:p>
            <text:p text:style-name="P56"><text:span text:style-name="Fuente_20_de_20_párrafo_20_predeter."><text:span text:style-name="T17"><text:tab/>movq<text:tab/>(%r15,%rax,8), %rdx</text:span></text:span></text:p>
            <text:p text:style-name="P56"><text:span text:style-name="Fuente_20_de_20_párrafo_20_predeter."><text:span text:style-name="T17"><text:tab/>movsd<text:tab/>(%rdx,%rcx), %xmm0</text:span></text:span></text:p>
            <text:p text:style-name="P56"><text:span text:style-name="Fuente_20_de_20_párrafo_20_predeter."><text:span text:style-name="T17"><text:tab/>mulsd<text:tab/>(%rdi,%rax,8), %xmm0</text:span></text:span></text:p>
            <text:p text:style-name="P56"><text:span text:style-name="Fuente_20_de_20_párrafo_20_predeter."><text:span text:style-name="T17"><text:tab/>addq<text:tab/>$1, %rax</text:span></text:span></text:p>
            <text:p text:style-name="P56"><text:span text:style-name="Fuente_20_de_20_párrafo_20_predeter."><text:span text:style-name="T17"><text:tab/>cmpl<text:tab/>%eax, %r14d</text:span></text:span></text:p>
            <text:p text:style-name="P56"><text:span text:style-name="Fuente_20_de_20_párrafo_20_predeter."><text:span text:style-name="T17"><text:tab/>addsd<text:tab/>%xmm0, %xmm1</text:span></text:span></text:p>
            <text:p text:style-name="P56"><text:span text:style-name="Fuente_20_de_20_párrafo_20_predeter."><text:span text:style-name="T17"><text:tab/>ja<text:tab/>.L11</text:span></text:span></text:p>
            <text:p text:style-name="P56"><text:span text:style-name="Fuente_20_de_20_párrafo_20_predeter."><text:span text:style-name="T17"><text:tab/>movsd<text:tab/>%xmm1, (%r9,%rcx)</text:span></text:span></text:p>
            <text:p text:style-name="P56"><text:span text:style-name="Fuente_20_de_20_párrafo_20_predeter."><text:span text:style-name="T17"><text:tab/>addq<text:tab/>$8, %rcx</text:span></text:span></text:p>
            <text:p text:style-name="P56"><text:span text:style-name="Fuente_20_de_20_párrafo_20_predeter."><text:span text:style-name="T17"><text:tab/>cmpq<text:tab/>%rcx, %r10</text:span></text:span></text:p>
            <text:p text:style-name="P56"><text:span text:style-name="Fuente_20_de_20_párrafo_20_predeter."><text:span text:style-name="T17"><text:tab/>jne<text:tab/>.L14</text:span></text:span></text:p>
            <text:p text:style-name="P56"><text:span text:style-name="Fuente_20_de_20_párrafo_20_predeter."><text:span text:style-name="T17"><text:tab/>addq<text:tab/>$1, %r11</text:span></text:span></text:p>
            <text:p text:style-name="P56"><text:span text:style-name="Fuente_20_de_20_párrafo_20_predeter."><text:span text:style-name="T17"><text:tab/>cmpl<text:tab/>%r11d, %r14d</text:span></text:span></text:p>
            <text:p text:style-name="P56"><text:soft-page-break/><text:span text:style-name="Fuente_20_de_20_párrafo_20_predeter."><text:span text:style-name="T17"><text:tab/>ja<text:tab/>.L10</text:span></text:span></text:p>
          </table:table-cell>
          <table:table-cell table:style-name="Tabla10.A2" office:value-type="string">
            <text:p text:style-name="P51">movl<text:tab/>24(%rsp), %eax</text:p>
            <text:p text:style-name="P51"><text:tab/>movsd<text:tab/>%xmm0, 8(%rsp)</text:p>
            <text:p text:style-name="P51"><text:tab/>leaq<text:tab/>8(%rbx), %r14</text:p>
            <text:p text:style-name="P51"><text:tab/>leaq<text:tab/>8(%rbp), %r13</text:p>
            <text:p text:style-name="P51"><text:tab/>xorl<text:tab/>%r8d, %r8d</text:p>
            <text:p text:style-name="P51"><text:tab/>leaq<text:tab/>8(,%rax,8), %r11</text:p>
            <text:p text:style-name="P51"><text:soft-page-break/>.L10:</text:p>
            <text:p text:style-name="P51"><text:tab/>movq<text:tab/>-8(%r14), %rsi</text:p>
            <text:p text:style-name="P51"><text:tab/>movq<text:tab/>-8(%r13), %r10</text:p>
            <text:p text:style-name="P51"><text:tab/>xorl<text:tab/>%edx, %edx</text:p>
            <text:p text:style-name="P51"><text:tab/>movq<text:tab/>(%r14), %rcx</text:p>
            <text:p text:style-name="P51"><text:tab/>movq<text:tab/>0(%r13), %r9</text:p>
            <text:p text:style-name="P51"><text:tab/>.p2align 4,,10</text:p>
            <text:p text:style-name="P51"><text:tab/>.p2align 3</text:p>
            <text:p text:style-name="P51">.L14:</text:p>
            <text:p text:style-name="P51"><text:tab/>xorl<text:tab/>%eax, %eax</text:p>
            <text:p text:style-name="P51"><text:tab/>.p2align 4,,10</text:p>
            <text:p text:style-name="P51"><text:tab/>.p2align 3</text:p>
            <text:p text:style-name="P51">.L11:</text:p>
            <text:p text:style-name="P51"><text:tab/>movq<text:tab/>(%r12,%rax,8), %rdi</text:p>
            <text:p text:style-name="P51"><text:tab/>movsd<text:tab/>(%r10,%rax,8), %xmm1</text:p>
            <text:p text:style-name="P51"><text:tab/>movsd<text:tab/>(%rdi,%rdx), %xmm0</text:p>
            <text:p text:style-name="P51"><text:tab/>mulsd<text:tab/>%xmm0, %xmm1</text:p>
            <text:p text:style-name="P51"><text:tab/>mulsd<text:tab/>(%r9,%rax,8), %xmm0</text:p>
            <text:p text:style-name="P51"><text:tab/>addq<text:tab/>$1, %rax</text:p>
            <text:p text:style-name="P51"><text:tab/>cmpl<text:tab/>%eax, %r15d</text:p>
            <text:p text:style-name="P51"><text:tab/>addsd<text:tab/>(%rsi,%rdx), %xmm1</text:p>
            <text:p text:style-name="P51"><text:tab/>movsd<text:tab/>%xmm1, (%rsi,%rdx)</text:p>
            <text:p text:style-name="P51"><text:tab/>addsd<text:tab/>(%rcx,%rdx), %xmm0</text:p>
            <text:p text:style-name="P51"><text:tab/>movsd<text:tab/>%xmm0, (%rcx,%rdx)</text:p>
            <text:p text:style-name="P51"><text:tab/>ja<text:tab/>.L11</text:p>
            <text:p text:style-name="P51"><text:tab/>addq<text:tab/>$8, %rdx</text:p>
            <text:p text:style-name="P51"><text:tab/>cmpq<text:tab/>%r11, %rdx</text:p>
            <text:p text:style-name="P51"><text:tab/>jne<text:tab/>.L14</text:p>
            <text:p text:style-name="P51"><text:tab/>addl<text:tab/>$2, %r8d</text:p>
            <text:p text:style-name="P51"><text:tab/>addq<text:tab/>$16, %r14</text:p>
            <text:p text:style-name="P51"><text:tab/>addq<text:tab/>$16, %r13</text:p>
            <text:p text:style-name="P51"><text:tab/>cmpl<text:tab/>%r8d, %r15d</text:p>
            <text:p text:style-name="P51"><text:soft-page-break/><text:tab/>ja<text:tab/>.L10</text:p>
            <text:p text:style-name="CodigoListado"><text:span text:style-name="Fuente_20_de_20_párrafo_20_predeter."><text:span text:style-name="T16"><text:s/></text:span></text:span></text:p>
          </table:table-cell>
          <table:table-cell table:style-name="Tabla10.C2" office:value-type="string">
            <text:p text:style-name="P50">movsd<text:tab/>%xmm0, (%rsp)</text:p>
            <text:p text:style-name="P50"><text:tab/>movl<text:tab/>24(%rsp), %r8d</text:p>
            <text:p text:style-name="P50"><text:tab/>xorl<text:tab/>%r13d, %r13d</text:p>
            <text:p text:style-name="P50"><text:tab/>movq<text:tab/>%rbp, 24(%rsp)</text:p>
            <text:p text:style-name="P50">.L10:</text:p>
            <text:p text:style-name="P50"><text:tab/>movq<text:tab/>-8(%r15), %rdi</text:p>
            <text:p text:style-name="P50"><text:tab/>xorl<text:soft-page-break/><text:tab/>%edx, %edx</text:p>
            <text:p text:style-name="P50"><text:tab/>xorl<text:tab/>%ebp, %ebp</text:p>
            <text:p text:style-name="P50"><text:tab/>movq<text:tab/>-8(%r14), %r11</text:p>
            <text:p text:style-name="P50"><text:tab/>movq<text:tab/>(%r15), %rsi</text:p>
            <text:p text:style-name="P50"><text:tab/>movq<text:tab/>(%r14), %r10</text:p>
            <text:p text:style-name="P50"><text:tab/>.p2align 4,,10</text:p>
            <text:p text:style-name="P50"><text:tab/>.p2align 3</text:p>
            <text:p text:style-name="P50">.L14:</text:p>
            <text:p text:style-name="P50"><text:tab/>leaq<text:tab/>8(%rdx), %r9</text:p>
            <text:p text:style-name="P50"><text:tab/>xorl<text:tab/>%eax, %eax</text:p>
            <text:p text:style-name="P50"><text:tab/>.p2align 4,,10</text:p>
            <text:p text:style-name="P50"><text:tab/>.p2align 3</text:p>
            <text:p text:style-name="P50">.L11:</text:p>
            <text:p text:style-name="P50"><text:tab/>movq<text:tab/>(%r12,%rax,8), %rcx</text:p>
            <text:p text:style-name="P50"><text:tab/>movsd<text:tab/>(%rcx,%rdx), %xmm0</text:p>
            <text:p text:style-name="P50"><text:tab/>mulsd<text:tab/>(%r11,%rax,8), %xmm0</text:p>
            <text:p text:style-name="P50"><text:tab/>addsd<text:tab/>(%rdi,%rdx), %xmm0</text:p>
            <text:p text:style-name="P50"><text:tab/>movsd<text:tab/>%xmm0, (%rdi,%rdx)</text:p>
            <text:p text:style-name="P50"><text:tab/>movsd<text:tab/>(%rcx,%r9), %xmm0</text:p>
            <text:p text:style-name="P50"><text:tab/>mulsd<text:tab/>(%r10,%rax,8), %xmm0</text:p>
            <text:p text:style-name="P50"><text:tab/>addq<text:tab/>$1, %rax</text:p>
            <text:p text:style-name="P50"><text:tab/>cmpl<text:tab/>%eax, %r8d</text:p>
            <text:p text:style-name="P50"><text:tab/>addsd<text:tab/>8(%rsi,%rdx), %xmm0</text:p>
            <text:p text:style-name="P50"><text:tab/>movsd<text:tab/>%xmm0, 8(%rsi,%rdx)</text:p>
            <text:p text:style-name="P50"><text:tab/>ja<text:tab/>.L11</text:p>
            <text:p text:style-name="P50"><text:tab/>addl<text:tab/>$2, %ebp</text:p>
            <text:p text:style-name="P50"><text:tab/>addq<text:tab/>$16, %rdx</text:p>
            <text:p text:style-name="P50"><text:tab/>cmpl<text:tab/>%ebp, %r8d</text:p>
            <text:p text:style-name="P50"><text:tab/>ja<text:tab/>.L14</text:p>
            <text:p text:style-name="P50"><text:tab/>addl<text:tab/>$2, %r13d</text:p>
            <text:p text:style-name="P50"><text:tab/>addq<text:tab/>$16, %r15</text:p>
            <text:p text:style-name="P50"><text:tab/>addq<text:tab/>$16, %r14</text:p>
            <text:p text:style-name="P50"><text:soft-page-break/><text:tab/>cmpl<text:tab/>%r13d, %r8d</text:p>
            <text:p text:style-name="P50"><text:tab/>ja<text:tab/>.L10</text:p>
            <text:p text:style-name="P50"><text:tab/>movq<text:tab/>24(%rsp), %rbp</text:p>
            <text:p text:style-name="CodigoListado"><text:span text:style-name="Fuente_20_de_20_párrafo_20_predeter."><text:span text:style-name="T16"><text:s/></text:span></text:span></text:p>
          </table:table-cell>
        </table:table-row>
      </table:table>
      <text:p text:style-name="P8"/>
      <text:p text:style-name="P30"/>
      <text:p text:style-name="P59"/>
      <text:p text:style-name="P7">B) CÓDIGO FIGURA 1:</text:p>
      <text:p text:style-name="Normal"><text:span text:style-name="Fuente_20_de_20_párrafo_20_predeter."><text:span text:style-name="T6">CÓDIGO FUENTE</text:span></text:span><text:span text:style-name="Fuente_20_de_20_párrafo_20_predeter."><text:span text:style-name="T5">: </text:span></text:span><text:span text:style-name="codigo">figura1-original.c</text:span></text:p>
      <text:p text:style-name="P30">(ADJUNTAR CÓDIGO FUENTE AL .ZIP)</text:p>
      <table:table table:name="Tabla3" table:style-name="Tabla3">
        <table:table-column table:style-name="Tabla3.A"/>
        <table:table-row>
          <table:table-cell table:style-name="Tabla3.A1" office:value-type="string">
            <text:p text:style-name="P40">// Compilar con -O2 y -fopenmp</text:p>
            <text:p text:style-name="P40">#include &lt;stdlib.h&gt;</text:p>
            <text:p text:style-name="P40">#include &lt;stdio.h&gt;</text:p>
            <text:p text:style-name="P40">#include &lt;omp.h&gt;</text:p>
            <text:p text:style-name="P40"/>
            <text:p text:style-name="P40">struct </text:p>
            <text:p text:style-name="P40">{</text:p>
            <text:p text:style-name="P40"><text:tab/>int a;</text:p>
            <text:p text:style-name="P40"><text:tab/>int b;</text:p>
            <text:p text:style-name="P40">} s[5000];</text:p>
            <text:p text:style-name="P40"/>
            <text:p text:style-name="P40">main()</text:p>
            <text:p text:style-name="P40">{</text:p>
            <text:p text:style-name="P40"><text:tab/>int ii,i;</text:p>
            <text:p text:style-name="P40"><text:tab/>int X1,X2;</text:p>
            <text:p text:style-name="P40"><text:tab/>int tama = 1000000;</text:p>
            <text:p text:style-name="P40"><text:tab/>int R[tama];</text:p>
            <text:p text:style-name="P40"><text:tab/>double t1, t2, total;</text:p>
            <text:p text:style-name="P40"><text:tab/></text:p>
            <text:p text:style-name="P40"/>
            <text:p text:style-name="P40"><text:tab/>//Medida de tiempo</text:p>
            <text:p text:style-name="P40"><text:tab/>t1 = omp_get_wtime();</text:p>
            <text:p text:style-name="P40"/>
            <text:p text:style-name="P40"><text:tab/>for(i =0; i &lt; 5000 ; i++)</text:p>
            <text:p text:style-name="P40"><text:tab/>{</text:p>
            <text:p text:style-name="P40"><text:tab/><text:tab/>s[i].a = 1;</text:p>
            <text:p text:style-name="P40"><text:tab/><text:tab/>s[i].b = 1;</text:p>
            <text:p text:style-name="P40"><text:tab/>}</text:p>
            <text:p text:style-name="P40"/>
            <text:p text:style-name="P40"><text:tab/>for(ii=0; ii&lt;tama;ii++)</text:p>
            <text:p text:style-name="P40"><text:tab/>{</text:p>
            <text:p text:style-name="P40"><text:tab/><text:tab/>X1=0;X2=0;</text:p>
            <text:p text:style-name="P40"><text:tab/><text:tab/>for(i=0; i &lt;5000;i++) X1+=2*s[i].a+ii;</text:p>
            <text:p text:style-name="P40"><text:tab/><text:tab/>for(i=0; i &lt;5000;i++) X2+=2*s[i].b-ii;</text:p>
            <text:p text:style-name="P40"><text:tab/><text:tab/>if(X1 &lt; X2) R[ii]=X1; else R[ii]=X2;</text:p>
            <text:p text:style-name="P40"><text:tab/>}</text:p>
            <text:p text:style-name="P40"/>
            <text:p text:style-name="P40"><text:tab/>//Medida de tiempo</text:p>
            <text:p text:style-name="P40"><text:tab/>t2 = omp_get_wtime();</text:p>
            <text:p text:style-name="P40"><text:tab/>total = t2 - t1;</text:p>
            <text:p text:style-name="P40"/>
            <text:p text:style-name="P40"><text:tab/>printf("El valor de R[%u] es: %u ",tama-1,R[tama-1]);</text:p>
            <text:p text:style-name="P40"><text:tab/></text:p>
            <text:p text:style-name="P40"><text:tab/></text:p>
            <text:p text:style-name="P40"><text:tab/>printf("\n\n");</text:p>
            <text:p text:style-name="P40"/>
            <text:p text:style-name="P40"><text:tab/>//Imprimir el resultado y el tiempo de ejecución</text:p>
            <text:p text:style-name="P40"><text:soft-page-break/><text:tab/>printf("Tiempo(seg.):%11.9f\t \n", total);</text:p>
            <text:p text:style-name="P40">}</text:p>
            <text:p text:style-name="P40"><text:s/></text:p>
            <text:p text:style-name="CodigoListado"><text:span text:style-name="Fuente_20_de_20_párrafo_20_predeter."><text:span text:style-name="T16"/></text:span></text:p>
          </table:table-cell>
        </table:table-row>
      </table:table>
      <text:p text:style-name="P59"/>
      <text:p text:style-name="P30">1.1. MODIFICACIONES REALIZADAS (al menos dos modificaciones):</text:p>
      <text:p text:style-name="P58">Modificación a) –explicación-: <text:span text:style-name="T29">Se han unificado los dos bucles for en uno solo, además se ha realizado un desenrrollado de bucle y se ha utilizado un operador ternario en lugar del if else.</text:span></text:p>
      <text:p text:style-name="P58">Modificación b) –explicación-: <text:span text:style-name="T30">Se ha realizado todo lo anteriormente comentado además de realizar desplazamientos en lugar de las multiplicaciones.</text:span></text:p>
      <text:p text:style-name="P58">...</text:p>
      <text:p text:style-name="P30">1.1. CÓDIGOS FUENTE MODIFICACIONES</text:p>
      <text:p text:style-name="P30">a) <text:s/><text:span text:style-name="T27">figura1</text:span><text:span text:style-name="codigo">-modificado_a.c</text:span></text:p>
      <text:p text:style-name="P30">(ADJUNTAR CÓDIGO FUENTE AL .ZIP)</text:p>
      <table:table table:name="Tabla6" table:style-name="Tabla6">
        <table:table-column table:style-name="Tabla6.A"/>
        <table:table-row>
          <table:table-cell table:style-name="Tabla6.A1" office:value-type="string">
            <text:p text:style-name="P38">// Compilar con -O2 y -fopenmp</text:p>
            <text:p text:style-name="P38">#include &lt;stdlib.h&gt;</text:p>
            <text:p text:style-name="P38">#include &lt;stdio.h&gt;</text:p>
            <text:p text:style-name="P38">#include &lt;omp.h&gt;</text:p>
            <text:p text:style-name="P38"/>
            <text:p text:style-name="P38">struct </text:p>
            <text:p text:style-name="P38">{</text:p>
            <text:p text:style-name="P38"><text:tab/>int a;</text:p>
            <text:p text:style-name="P38"><text:tab/>int b;</text:p>
            <text:p text:style-name="P38">} s[5000];</text:p>
            <text:p text:style-name="P38"/>
            <text:p text:style-name="P38">main()</text:p>
            <text:p text:style-name="P38">{</text:p>
            <text:p text:style-name="P38"><text:tab/>int ii,i;</text:p>
            <text:p text:style-name="P38"><text:tab/>int X1,X2,X1_1,X2_1,X1_2,X2_2;</text:p>
            <text:p text:style-name="P38"><text:tab/>int tama = 1000000;</text:p>
            <text:p text:style-name="P38"><text:tab/>int R[tama];</text:p>
            <text:p text:style-name="P38"><text:tab/>double t1, t2, total;</text:p>
            <text:p text:style-name="P38"><text:tab/></text:p>
            <text:p text:style-name="P38"/>
            <text:p text:style-name="P38"><text:tab/>//Medida de tiempo</text:p>
            <text:p text:style-name="P38"><text:tab/>t1 = omp_get_wtime();</text:p>
            <text:p text:style-name="P38"/>
            <text:p text:style-name="P38"><text:tab/>for(i =0; i &lt; 5000 ; i++)</text:p>
            <text:p text:style-name="P38"><text:tab/>{</text:p>
            <text:p text:style-name="P38"><text:tab/><text:tab/>s[i].a = 1;</text:p>
            <text:p text:style-name="P38"><text:tab/><text:tab/>s[i].b = 1;</text:p>
            <text:p text:style-name="P38"><text:tab/>}</text:p>
            <text:p text:style-name="P38"/>
            <text:p text:style-name="P38"><text:tab/>for(ii=0; ii&lt;tama;ii++)</text:p>
            <text:p text:style-name="P38"><text:tab/>{</text:p>
            <text:p text:style-name="P38"><text:tab/><text:tab/>X1=0;X2=0;</text:p>
            <text:p text:style-name="P38"><text:tab/><text:tab/>X1_1 =0; </text:p>
            <text:p text:style-name="P38"><text:tab/><text:tab/>X1_2 = 0;</text:p>
            <text:p text:style-name="P38"><text:tab/><text:tab/>X2_2 =0;</text:p>
            <text:p text:style-name="P38"><text:tab/><text:tab/>X2_1 = 0;</text:p>
            <text:p text:style-name="P38"><text:tab/><text:tab/>for(i=0; i &lt;5000;i+=2) </text:p>
            <text:p text:style-name="P38"><text:tab/><text:tab/>{</text:p>
            <text:p text:style-name="P38"><text:tab/><text:tab/><text:tab/>//X1</text:p>
            <text:p text:style-name="P38"><text:tab/><text:tab/><text:tab/>X1+=2*s[i].a+ii;</text:p>
            <text:p text:style-name="P38"><text:tab/><text:tab/><text:tab/>X1_2+=2*s[i+1].a+ii;</text:p>
            <text:p text:style-name="P38"><text:tab/><text:tab/><text:tab/></text:p>
            <text:p text:style-name="P38"><text:tab/><text:tab/><text:tab/></text:p>
            <text:p text:style-name="P38"><text:tab/><text:tab/><text:tab/>//X2</text:p>
            <text:p text:style-name="P38"><text:tab/><text:tab/><text:tab/>X2 +=2*s[i].b-ii;</text:p>
            <text:p text:style-name="P38"><text:soft-page-break/><text:tab/><text:tab/><text:tab/>X2_2+=2*s[i+1].b-ii;</text:p>
            <text:p text:style-name="P38"><text:tab/><text:tab/><text:tab/></text:p>
            <text:p text:style-name="P38"><text:tab/><text:tab/>}</text:p>
            <text:p text:style-name="P38"><text:tab/><text:tab/>X1 = X1 + X1_2;</text:p>
            <text:p text:style-name="P38"><text:tab/><text:tab/>X2 = X2 + X2_2;</text:p>
            <text:p text:style-name="P38"><text:tab/><text:tab/>R[ii]= (X1 &lt; X2) ? X1 : X2;</text:p>
            <text:p text:style-name="P38"><text:tab/>}</text:p>
            <text:p text:style-name="P38"><text:tab/>//Medida de tiempo</text:p>
            <text:p text:style-name="P38"><text:tab/>t2 = omp_get_wtime();</text:p>
            <text:p text:style-name="P38"><text:tab/>total = t2 - t1;</text:p>
            <text:p text:style-name="P38"/>
            <text:p text:style-name="P38"/>
            <text:p text:style-name="P38"><text:tab/></text:p>
            <text:p text:style-name="P38"><text:tab/>printf("El valor de R[%d] es: %d",tama-1,R[tama-1]);</text:p>
            <text:p text:style-name="P38"><text:tab/></text:p>
            <text:p text:style-name="P38"/>
            <text:p text:style-name="P38"><text:tab/>printf("\n\n");</text:p>
            <text:p text:style-name="P38"><text:tab/></text:p>
            <text:p text:style-name="P38"><text:tab/>//Imprimir el resultado y el tiempo de ejecución</text:p>
            <text:p text:style-name="P38"><text:tab/>printf("Tiempo(seg.):%11.9f\t \n", total);</text:p>
            <text:p text:style-name="P38">}</text:p>
            <text:p text:style-name="P38"><text:s/></text:p>
            <text:p text:style-name="P53"><text:span text:style-name="T15"><text:s/></text:span><text:span text:style-name="T14"><text:s/></text:span></text:p>
            <text:p text:style-name="CodigoListado"><text:span text:style-name="Fuente_20_de_20_párrafo_20_predeter."><text:span text:style-name="T16"/></text:span></text:p>
          </table:table-cell>
        </table:table-row>
      </table:table>
      <text:p text:style-name="P30"/>
      <text:p text:style-name="P30"><text:span text:style-name="Fuente_20_de_20_párrafo_20_predeter.">Capturas de pantalla (que muestren que el resultado es correcto):</text:span></text:p>
      <text:p text:style-name="P30"/>
      <text:p text:style-name="P30"/>
      <text:p text:style-name="P30">b) <text:span text:style-name="T35">figura1-modificada_b.c</text:span></text:p>
      <text:p text:style-name="P31"><text:span text:style-name="Fuente_20_de_20_párrafo_20_predeter."/></text:p>
      <table:table table:name="Table1" table:style-name="Table1">
        <table:table-column table:style-name="Table1.A"/>
        <table:table-row>
          <table:table-cell table:style-name="Table1.A1" office:value-type="string">
            <text:p text:style-name="P39">// Compilar con -O2 y -fopenmp</text:p>
            <text:p text:style-name="P39">#include &lt;stdlib.h&gt;</text:p>
            <text:p text:style-name="P39">#include &lt;stdio.h&gt;</text:p>
            <text:p text:style-name="P39">#include &lt;omp.h&gt;</text:p>
            <text:p text:style-name="P39">struct </text:p>
            <text:p text:style-name="P39">{</text:p>
            <text:p text:style-name="P39"><text:tab/>int a;</text:p>
            <text:p text:style-name="P39"><text:tab/>int b;</text:p>
            <text:p text:style-name="P39">} s[5000];</text:p>
            <text:p text:style-name="P39"/>
            <text:p text:style-name="P39">main()</text:p>
            <text:p text:style-name="P39">{</text:p>
            <text:p text:style-name="P39"><text:tab/>int ii,i;</text:p>
            <text:p text:style-name="P39"><text:tab/>int X1,X2;</text:p>
            <text:p text:style-name="P39"><text:tab/>int tama = 1000000;</text:p>
            <text:p text:style-name="P39"><text:tab/>int R[tama];</text:p>
            <text:p text:style-name="P39"><text:tab/>double t1, t2, total;</text:p>
            <text:p text:style-name="P39"><text:tab/>//Medida de tiempo</text:p>
            <text:p text:style-name="P39"><text:tab/>t1 = omp_get_wtime();</text:p>
            <text:p text:style-name="P39"/>
            <text:p text:style-name="P39"><text:tab/>for(i =0; i &lt; 5000 ; i+=4)</text:p>
            <text:p text:style-name="P39"><text:tab/>{</text:p>
            <text:p text:style-name="P39"><text:tab/><text:tab/>s[i].a = 1;</text:p>
            <text:p text:style-name="P39"><text:tab/><text:tab/>s[i].b = 1;</text:p>
            <text:p text:style-name="P39"><text:tab/><text:tab/>s[i+1].a = 1;</text:p>
            <text:p text:style-name="P39"><text:tab/><text:tab/>s[i+1].b = 1;</text:p>
            <text:p text:style-name="P39"><text:tab/><text:tab/>s[i+2].a = 1;</text:p>
            <text:p text:style-name="P39"><text:tab/><text:tab/>s[i+2].b = 1;</text:p>
            <text:p text:style-name="P39"><text:tab/><text:tab/>s[i+3].a = 1;</text:p>
            <text:p text:style-name="P39"><text:tab/><text:tab/>s[i+3].b = 1;</text:p>
            <text:p text:style-name="P39"><text:tab/><text:tab/>s[i+4].a = 1;</text:p>
            <text:p text:style-name="P39"><text:soft-page-break/><text:tab/><text:tab/>s[i+4].b = 1;</text:p>
            <text:p text:style-name="P39"><text:tab/>}</text:p>
            <text:p text:style-name="P39"/>
            <text:p text:style-name="P39"><text:tab/>for(ii=0; ii&lt;tama;ii++)</text:p>
            <text:p text:style-name="P39"><text:tab/>{</text:p>
            <text:p text:style-name="P39"><text:tab/><text:tab/>X1=0;X2=0;</text:p>
            <text:p text:style-name="P39"><text:tab/><text:tab/>for(i=0; i &lt;5000;i+=2) </text:p>
            <text:p text:style-name="P39"><text:tab/><text:tab/>{</text:p>
            <text:p text:style-name="P39"><text:tab/><text:tab/><text:tab/>//X1</text:p>
            <text:p text:style-name="P39"><text:tab/><text:tab/><text:tab/>X1+=(s[i].a &lt;&lt; 1) +ii;</text:p>
            <text:p text:style-name="P39"><text:tab/><text:tab/><text:tab/>X1+=(s[i+1].a &lt;&lt; 1) +ii;</text:p>
            <text:p text:style-name="P39"><text:tab/><text:tab/><text:tab/></text:p>
            <text:p text:style-name="P39"><text:tab/><text:tab/><text:tab/></text:p>
            <text:p text:style-name="P39"><text:tab/><text:tab/><text:tab/>//X2</text:p>
            <text:p text:style-name="P39"><text:tab/><text:tab/><text:tab/>X2+=(s[i].b &lt;&lt; 1) -ii;</text:p>
            <text:p text:style-name="P39"><text:tab/><text:tab/><text:tab/>X2+=(s[i+1].b &lt;&lt; 1)-ii;</text:p>
            <text:p text:style-name="P39"><text:tab/><text:tab/><text:tab/></text:p>
            <text:p text:style-name="P39"><text:tab/><text:tab/>}</text:p>
            <text:p text:style-name="P39"><text:tab/><text:tab/></text:p>
            <text:p text:style-name="P39"><text:tab/><text:tab/>R[ii]= (X1 &lt; X2) ? X1 : X2;</text:p>
            <text:p text:style-name="P39"><text:tab/>}</text:p>
            <text:p text:style-name="P39"><text:tab/>//Medida de tiempo</text:p>
            <text:p text:style-name="P39"><text:tab/>t2 = omp_get_wtime();</text:p>
            <text:p text:style-name="P39"/>
            <text:p text:style-name="P39"><text:tab/>total = t2 - t1;</text:p>
            <text:p text:style-name="P39"/>
            <text:p text:style-name="P39"/>
            <text:p text:style-name="P39"><text:tab/>printf("El valor final de R[%d] es: %d",tama-1,R[tama-1]);</text:p>
            <text:p text:style-name="P39"><text:tab/></text:p>
            <text:p text:style-name="P39"/>
            <text:p text:style-name="P39"><text:tab/>printf("\n\n");</text:p>
            <text:p text:style-name="P39"><text:tab/></text:p>
            <text:p text:style-name="P39"><text:tab/>//Imprimir el resultado y el tiempo de ejecución</text:p>
            <text:p text:style-name="P39"><text:tab/>printf("Tiempo(seg.):%11.9f\t \n", total);</text:p>
            <text:p text:style-name="P39">}</text:p>
            <text:p text:style-name="P39"><text:s/></text:p>
            <text:p text:style-name="P37"><text:s/></text:p>
            <text:p text:style-name="P54"><text:span text:style-name="Fuente_20_de_20_párrafo_20_predeter."><text:span text:style-name="T16"/></text:span></text:p>
          </table:table-cell>
        </table:table-row>
      </table:table>
      <text:p text:style-name="P34"><text:span text:style-name="Fuente_20_de_20_párrafo_20_predeter."/></text:p>
      <text:p text:style-name="P30"/>
      <text:p text:style-name="P30"/>
      <text:p text:style-name="P30">1.1. TIEMPOS:</text:p>
      <table:table table:name="Tabla7" table:style-name="Tabla7">
        <table:table-column table:style-name="Tabla7.A"/>
        <table:table-column table:style-name="Tabla7.B"/>
        <table:table-row>
          <table:table-cell table:style-name="Tabla7.A1" office:value-type="string">
            <text:p text:style-name="P8">Modificación</text:p>
          </table:table-cell>
          <table:table-cell table:style-name="Tabla7.A1" office:value-type="string">
            <text:p text:style-name="P9">-O2</text:p>
          </table:table-cell>
        </table:table-row>
        <table:table-row>
          <table:table-cell table:style-name="Tabla7.A1" office:value-type="string">
            <text:p text:style-name="P6">Sin modificar</text:p>
          </table:table-cell>
          <table:table-cell table:style-name="Tabla7.A1" office:value-type="string">
            <text:p text:style-name="P11"><text:span text:style-name="T25">6.945207890</text:span><text:line-break/></text:p>
          </table:table-cell>
        </table:table-row>
        <table:table-row>
          <table:table-cell table:style-name="Tabla7.A1" office:value-type="string">
            <text:p text:style-name="P6">Modificación a)</text:p>
          </table:table-cell>
          <table:table-cell table:style-name="Tabla7.A1" office:value-type="string">
            <text:p text:style-name="P13"><text:span text:style-name="T25">3.512716199</text:span><text:line-break/></text:p>
          </table:table-cell>
        </table:table-row>
        <table:table-row>
          <table:table-cell table:style-name="Tabla7.A1" office:value-type="string">
            <text:p text:style-name="Normal"><text:span text:style-name="Fuente_20_de_20_párrafo_20_predeter."><text:span text:style-name="T5">Modificación b)</text:span></text:span></text:p>
          </table:table-cell>
          <table:table-cell table:style-name="Tabla7.A1" office:value-type="string">
            <text:p text:style-name="P12"><text:span text:style-name="T25">3.843146893</text:span><text:line-break/></text:p>
          </table:table-cell>
        </table:table-row>
        <table:table-row>
          <table:table-cell table:style-name="Tabla7.A1" office:value-type="string">
            <text:p text:style-name="P6"><text:span text:style-name="Fuente_20_de_20_párrafo_20_predeter."/></text:p>
          </table:table-cell>
          <table:table-cell table:style-name="Tabla7.A1" office:value-type="string">
            <text:p text:style-name="P10"/>
          </table:table-cell>
        </table:table-row>
        <table:table-row>
          <table:table-cell table:style-name="Tabla7.A1" office:value-type="string">
            <text:p text:style-name="P6"/>
          </table:table-cell>
          <table:table-cell table:style-name="Tabla7.A1" office:value-type="string">
            <text:p text:style-name="P9"/>
          </table:table-cell>
        </table:table-row>
      </table:table>
      <text:p text:style-name="P59"/>
      <text:p text:style-name="P30">1.1. COMENTARIOS SOBRE LOS RESULTADOS:</text:p>
      <text:p text:style-name="P59"/>
      <text:p text:style-name="P59"/>
      <text:p text:style-name="Normal"><text:span text:style-name="Fuente_20_de_20_párrafo_20_predeter."><text:span text:style-name="T6">1.2. CÓDIGO EN ENSAMBLADOR</text:span></text:span><text:span text:style-name="Fuente_20_de_20_párrafo_20_predeter."><text:span text:style-name="T5"> </text:span></text:span><text:span text:style-name="Fuente_20_de_20_párrafo_20_predeter."><text:span text:style-name="T7">DEL ORIGINAL Y DE DOS MODIFICACIONES</text:span></text:span><text:span text:style-name="Fuente_20_de_20_párrafo_20_predeter."><text:span text:style-name="T5"> </text:span></text:span><text:span text:style-name="Fuente_20_de_20_párrafo_20_predeter."><text:span text:style-name="T6">(ADJUNTAR AL .ZIP):</text:span></text:span></text:p>
      <text:p text:style-name="P8">(PONER AQUÍ SÓLO LA ZONA DEL CÓDIGO ENSAMBLADOR EVALUADA, USE <text:soft-page-break/>COLORES PARA DESTACAR LAS DIFERENCIAS) </text:p>
      <text:p text:style-name="P8"/>
      <text:p text:style-name="P8"/>
      <table:table table:name="Tabla12" table:style-name="Tabla12">
        <table:table-column table:style-name="Tabla12.A" table:number-columns-repeated="3"/>
        <table:table-row>
          <table:table-cell table:style-name="Tabla12.A1" office:value-type="string">
            <text:p text:style-name="P33"><text:span text:style-name="codigo"><text:span text:style-name="T38">figura1_sinmodificar</text:span></text:span><text:span text:style-name="codigo">.s</text:span></text:p>
          </table:table-cell>
          <table:table-cell table:style-name="Tabla12.A1" office:value-type="string">
            <text:p text:style-name="P33"><text:span text:style-name="codigo"><text:span text:style-name="T36">figura1_modificada_a</text:span></text:span><text:span text:style-name="codigo">.s</text:span></text:p>
          </table:table-cell>
          <table:table-cell table:style-name="Tabla12.C1" office:value-type="string">
            <text:p text:style-name="P33"><text:span text:style-name="codigo"><text:span text:style-name="T37">figura1_modificada_b</text:span></text:span><text:span text:style-name="codigo">.s</text:span></text:p>
          </table:table-cell>
        </table:table-row>
        <table:table-row>
          <table:table-cell table:style-name="Tabla12.A2" office:value-type="string">
            <text:p text:style-name="P49">movl<text:tab/>$1, (%rax)</text:p>
            <text:p text:style-name="P49"><text:tab/>movl<text:tab/>$1, 4(%rax)</text:p>
            <text:p text:style-name="P49"><text:tab/>addq<text:tab/>$8, %rax</text:p>
            <text:p text:style-name="P49"><text:tab/>cmpq<text:tab/>$s+40000, %rax</text:p>
            <text:p text:style-name="P49"><text:tab/>jne<text:tab/>.L2</text:p>
            <text:p text:style-name="P49"><text:tab/>xorl<text:tab/>%eax, %eax</text:p>
            <text:p text:style-name="P49"><text:tab/>ret</text:p>
            <text:p text:style-name="CodigoListado"><text:span text:style-name="Fuente_20_de_20_párrafo_20_predeter."><text:span text:style-name="T16"><text:s/></text:span></text:span></text:p>
          </table:table-cell>
          <table:table-cell table:style-name="Tabla12.A2" office:value-type="string">
            <text:p text:style-name="P48">movl<text:tab/>$1, (%rax)</text:p>
            <text:p text:style-name="P48"><text:tab/>movl<text:tab/>$1, 4(%rax)</text:p>
            <text:p text:style-name="P48"><text:tab/>addq<text:tab/>$32, %rax</text:p>
            <text:p text:style-name="P48"><text:tab/>movl<text:tab/>$1, -24(%rax)</text:p>
            <text:p text:style-name="P48"><text:tab/>movl<text:tab/>$1, -20(%rax)</text:p>
            <text:p text:style-name="P48"><text:tab/>movl<text:tab/>$1, -16(%rax)</text:p>
            <text:p text:style-name="P48"><text:tab/>movl<text:tab/>$1, -12(%rax)</text:p>
            <text:p text:style-name="P48"><text:tab/>movl<text:tab/>$1, -8(%rax)</text:p>
            <text:p text:style-name="P48"><text:tab/>movl<text:tab/>$1, -4(%rax)</text:p>
            <text:p text:style-name="P48"><text:tab/>movl<text:tab/>$1, (%rax)</text:p>
            <text:p text:style-name="P48"><text:tab/>movl<text:tab/>$1, 4(%rax)</text:p>
            <text:p text:style-name="P48"><text:tab/>cmpq<text:tab/>$s+40000, %rax</text:p>
            <text:p text:style-name="P48"><text:tab/>jne<text:tab/>.L2</text:p>
            <text:p text:style-name="P48"><text:tab/>xorl<text:tab/>%eax, %eax</text:p>
            <text:p text:style-name="P48"><text:tab/>ret</text:p>
            <text:p text:style-name="CodigoListado"><text:span text:style-name="Fuente_20_de_20_párrafo_20_predeter."><text:span text:style-name="T16"><text:s/></text:span></text:span></text:p>
          </table:table-cell>
          <table:table-cell table:style-name="Tabla12.C2" office:value-type="string">
            <text:p text:style-name="P45">movl<text:tab/>$1, (%rax)</text:p>
            <text:p text:style-name="P45"><text:tab/>movl<text:tab/>$1, 4(%rax)</text:p>
            <text:p text:style-name="P45"><text:tab/>addq<text:tab/>$32, %rax</text:p>
            <text:p text:style-name="P45"><text:tab/>movl<text:tab/>$1, -24(%rax)</text:p>
            <text:p text:style-name="P45"><text:tab/>movl<text:tab/>$1, -20(%rax)</text:p>
            <text:p text:style-name="P45"><text:tab/>movl<text:tab/>$1, -16(%rax)</text:p>
            <text:p text:style-name="P45"><text:tab/>movl<text:tab/>$1, -12(%rax)</text:p>
            <text:p text:style-name="P45"><text:tab/>movl<text:tab/>$1, -8(%rax)</text:p>
            <text:p text:style-name="P45"><text:tab/>movl<text:tab/>$1, -4(%rax)</text:p>
            <text:p text:style-name="P45"><text:tab/>movl<text:tab/>$1, (%rax)</text:p>
            <text:p text:style-name="P45"><text:tab/>movl<text:tab/>$1, 4(%rax)</text:p>
            <text:p text:style-name="P45"><text:tab/>cmpq<text:tab/>$s+40000, %rax</text:p>
            <text:p text:style-name="P45"><text:tab/>jne<text:tab/>.L2</text:p>
            <text:p text:style-name="P45"><text:tab/>xorl<text:tab/>%eax, %eax</text:p>
            <text:p text:style-name="P45"><text:tab/>ret</text:p>
            <text:p text:style-name="CodigoListado"><text:span text:style-name="Fuente_20_de_20_párrafo_20_predeter."><text:span text:style-name="T16"><text:s/></text:span></text:span></text:p>
          </table:table-cell>
        </table:table-row>
      </table:table>
      <text:p text:style-name="P8"/>
      <text:p text:style-name="P35"/>
      <text:p text:style-name="P35"/>
      <text:list xml:id="list163424164913905" text:continue-list="list7306266529063912325" text:style-name="L1">
        <text:list-item>
          <text:p text:style-name="P66"><text:span text:style-name="Fuente_20_de_20_párrafo_20_predeter."><text:span text:style-name="T5">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32">DAXPY</text:span></text:span><text:span text:style-name="Fuente_20_de_20_párrafo_20_predeter."><text:span text:style-name="T5"> (</text:span></text:span><text:span text:style-name="Fuente_20_de_20_párrafo_20_predeter."><text:span text:style-name="T9">D</text:span></text:span><text:span text:style-name="Fuente_20_de_20_párrafo_20_predeter."><text:span text:style-name="T8">ouble precision- real </text:span></text:span><text:span text:style-name="Fuente_20_de_20_párrafo_20_predeter."><text:span text:style-name="T9">A</text:span></text:span><text:span text:style-name="Fuente_20_de_20_párrafo_20_predeter."><text:span text:style-name="T8">lpha </text:span></text:span><text:span text:style-name="Fuente_20_de_20_párrafo_20_predeter."><text:span text:style-name="T9">X</text:span></text:span><text:span text:style-name="Fuente_20_de_20_párrafo_20_predeter."><text:span text:style-name="T8"> </text:span></text:span><text:span text:style-name="Fuente_20_de_20_párrafo_20_predeter."><text:span text:style-name="T9">P</text:span></text:span><text:span text:style-name="Fuente_20_de_20_párrafo_20_predeter."><text:span text:style-name="T8">lus </text:span></text:span><text:span text:style-name="Fuente_20_de_20_párrafo_20_predeter."><text:span text:style-name="T9">Y</text:span></text:span><text:span text:style-name="Fuente_20_de_20_párrafo_20_predeter."><text:span text:style-name="T5">) que multiplica un vector por una constante y los suma a otro vector (Lección 3/Tema 1):</text:span></text:span></text:p>
        </text:list-item>
      </text:list>
      <text:p text:style-name="P62"><text:span text:style-name="codigo"><text:span text:style-name="T14">for (i=1;i&lt;=N,i++) y[i]= a*x[i] + y[i];</text:span></text:span></text:p>
      <text:list xml:id="list7609115105565080627" text:style-name="L4">
        <text:list-item>
          <text:list>
            <text:list-item>
              <text:p text:style-name="P69"><text:span text:style-name="T5">Genere los programas en ensamblador para cada una de las opciones de optimización del compilador </text:span><text:span text:style-name="T21">(</text:span><text:span text:style-name="T22">-</text:span><text:span text:style-name="T23">O0</text:span><text:span text:style-name="T22">, -</text:span><text:span text:style-name="T23">O2</text:span><text:span text:style-name="T22">, -</text:span><text:span text:style-name="T23">O3</text:span><text:span text:style-name="T21">)</text:span><text:span text:style-name="T5"> y explique las diferencias que se observan en el código justificando las mejoras en velocidad que acarrean. Incorpore los códigos al cuaderno de prácticas y destaque las diferencias entre ellos.</text:span></text:p>
            </text:list-item>
            <text:list-item>
              <text:p text:style-name="P69"><text:span text:style-name="T5">(Ejercicio EXTRA) Para la mejor de las opciones, obtenga los tiempos de ejecución con distintos valores de </text:span><text:span text:style-name="T18">N</text:span><text:span text:style-name="T5"> y determine para su sistema los valores de </text:span><text:span text:style-name="T18">Rmax</text:span><text:span text:style-name="T5"> (valor máximo del número de operaciones en coma flotante por unidad de tiempo), </text:span><text:span text:style-name="T18">Nmax</text:span><text:span text:style-name="T5"> (valor de N para el que se consigue </text:span><text:span text:style-name="T18">Rmax</text:span><text:span text:style-name="T5">), y </text:span><text:span text:style-name="T18">N1/2</text:span><text:span text:style-name="T5"> (valor de </text:span><text:span text:style-name="T18">N</text:span><text:span text:style-name="T5"> para el que se obtiene </text:span><text:span text:style-name="T18">Rmax</text:span><text:span text:style-name="T5">/2). Estime el valor de la velocidad pico (</text:span><text:span text:style-name="T18">Rpico</text:span><text:span text:style-name="T5">) del procesador (consulte en [4] el número de ciclos por instrucción punto flotante para la familia y modelo de procesador que está utilizando) y compárela con el valor obtenido para </text:span><text:span text:style-name="T18">Rmax</text:span><text:span text:style-name="T5">. -Consulte la Lección 3 del Tema 1.</text:span></text:p>
            </text:list-item>
          </text:list>
        </text:list-item>
      </text:list>
      <text:p text:style-name="P24"/>
      <text:p text:style-name="P61"/>
      <text:p text:style-name="Normal"><text:soft-page-break/><text:span text:style-name="Fuente_20_de_20_párrafo_20_predeter."><text:span text:style-name="T6">CÓDIGO FUENTE</text:span></text:span><text:span text:style-name="Fuente_20_de_20_párrafo_20_predeter."><text:span text:style-name="T5">: </text:span></text:span><text:span text:style-name="codigo">daxpy.c</text:span></text:p>
      <text:p text:style-name="P8">(ADJUNTAR CÓDIGO FUENTE AL .ZIP)</text:p>
      <table:table table:name="Tabla8" table:style-name="Tabla8">
        <table:table-column table:style-name="Tabla8.A"/>
        <table:table-row>
          <table:table-cell table:style-name="Tabla8.A1" office:value-type="string">
            <text:p text:style-name="P57"><text:span text:style-name="Fuente_20_de_20_párrafo_20_predeter."><text:span text:style-name="T19">// Compilar con -O2 y -fopenmp</text:span></text:span></text:p>
            <text:p text:style-name="P57"><text:span text:style-name="Fuente_20_de_20_párrafo_20_predeter."><text:span text:style-name="T19">#include &lt;stdlib.h&gt;</text:span></text:span></text:p>
            <text:p text:style-name="P57"><text:span text:style-name="Fuente_20_de_20_párrafo_20_predeter."><text:span text:style-name="T19">#include &lt;stdio.h&gt;</text:span></text:span></text:p>
            <text:p text:style-name="P57"><text:span text:style-name="Fuente_20_de_20_párrafo_20_predeter."><text:span text:style-name="T19">#include &lt;omp.h&gt;</text:span></text:span></text:p>
            <text:p text:style-name="P57"><text:span text:style-name="Fuente_20_de_20_párrafo_20_predeter."><text:span text:style-name="T19"/></text:span></text:p>
            <text:p text:style-name="P57"><text:span text:style-name="Fuente_20_de_20_párrafo_20_predeter."><text:span text:style-name="T19">main()</text:span></text:span></text:p>
            <text:p text:style-name="P57"><text:span text:style-name="Fuente_20_de_20_párrafo_20_predeter."><text:span text:style-name="T19">{</text:span></text:span></text:p>
            <text:p text:style-name="P57"><text:span text:style-name="Fuente_20_de_20_párrafo_20_predeter."><text:span text:style-name="T19"><text:tab/>const float a = 1000000000;</text:span></text:span></text:p>
            <text:p text:style-name="P57"><text:span text:style-name="Fuente_20_de_20_párrafo_20_predeter."><text:span text:style-name="T19"><text:tab/>int tama = 4000000;</text:span></text:span></text:p>
            <text:p text:style-name="P57"><text:span text:style-name="Fuente_20_de_20_párrafo_20_predeter."><text:span text:style-name="T19"><text:tab/>int *X,*Y;</text:span></text:span></text:p>
            <text:p text:style-name="P57"><text:span text:style-name="Fuente_20_de_20_párrafo_20_predeter."><text:span text:style-name="T19"><text:tab/>Y = (int*) malloc(tama*sizeof(int));</text:span></text:span></text:p>
            <text:p text:style-name="P57"><text:span text:style-name="Fuente_20_de_20_párrafo_20_predeter."><text:span text:style-name="T19"><text:s text:c="4"/>X = (int*) malloc(tama*sizeof(int));</text:span></text:span></text:p>
            <text:p text:style-name="P57"><text:span text:style-name="Fuente_20_de_20_párrafo_20_predeter."><text:span text:style-name="T19"><text:tab/>int i;</text:span></text:span></text:p>
            <text:p text:style-name="P57"><text:span text:style-name="Fuente_20_de_20_párrafo_20_predeter."><text:span text:style-name="T19"><text:tab/>double t1, t2, total;</text:span></text:span></text:p>
            <text:p text:style-name="P57"><text:span text:style-name="Fuente_20_de_20_párrafo_20_predeter."><text:span text:style-name="T19"/></text:span></text:p>
            <text:p text:style-name="P57"><text:span text:style-name="Fuente_20_de_20_párrafo_20_predeter."><text:span text:style-name="T19"><text:tab/>for(i=0; i&lt; tama; i++)</text:span></text:span></text:p>
            <text:p text:style-name="P57"><text:span text:style-name="Fuente_20_de_20_párrafo_20_predeter."><text:span text:style-name="T19"><text:tab/>{</text:span></text:span></text:p>
            <text:p text:style-name="P57"><text:span text:style-name="Fuente_20_de_20_párrafo_20_predeter."><text:span text:style-name="T19"><text:tab/><text:tab/>X[i] = 2;</text:span></text:span></text:p>
            <text:p text:style-name="P57"><text:span text:style-name="Fuente_20_de_20_párrafo_20_predeter."><text:span text:style-name="T19"><text:tab/><text:tab/>Y[i] = 2;</text:span></text:span></text:p>
            <text:p text:style-name="P57"><text:span text:style-name="Fuente_20_de_20_párrafo_20_predeter."><text:span text:style-name="T19"><text:tab/>}</text:span></text:span></text:p>
            <text:p text:style-name="P57"><text:span text:style-name="Fuente_20_de_20_párrafo_20_predeter."><text:span text:style-name="T19"><text:tab/>t1 = omp_get_wtime();</text:span></text:span></text:p>
            <text:p text:style-name="P57"><text:span text:style-name="Fuente_20_de_20_párrafo_20_predeter."><text:span text:style-name="T19"/></text:span></text:p>
            <text:p text:style-name="P57"><text:span text:style-name="Fuente_20_de_20_párrafo_20_predeter."><text:span text:style-name="T19"><text:tab/>for(int i=0; i &lt; tama; i++)</text:span></text:span></text:p>
            <text:p text:style-name="P57"><text:span text:style-name="Fuente_20_de_20_párrafo_20_predeter."><text:span text:style-name="T19"><text:tab/>{</text:span></text:span></text:p>
            <text:p text:style-name="P57"><text:span text:style-name="Fuente_20_de_20_párrafo_20_predeter."><text:span text:style-name="T19"><text:tab/><text:tab/>Y[i] = a*X[i]+Y[i];</text:span></text:span></text:p>
            <text:p text:style-name="P57"><text:span text:style-name="Fuente_20_de_20_párrafo_20_predeter."><text:span text:style-name="T19"><text:tab/>}</text:span></text:span></text:p>
            <text:p text:style-name="P57"><text:span text:style-name="Fuente_20_de_20_párrafo_20_predeter."><text:span text:style-name="T19"/></text:span></text:p>
            <text:p text:style-name="P57"><text:span text:style-name="Fuente_20_de_20_párrafo_20_predeter."><text:span text:style-name="T19"><text:tab/>//Medida de tiempo</text:span></text:span></text:p>
            <text:p text:style-name="P57"><text:span text:style-name="Fuente_20_de_20_párrafo_20_predeter."><text:span text:style-name="T19"><text:tab/>t2 = omp_get_wtime();</text:span></text:span></text:p>
            <text:p text:style-name="P57"><text:span text:style-name="Fuente_20_de_20_párrafo_20_predeter."><text:span text:style-name="T19"/></text:span></text:p>
            <text:p text:style-name="P57"><text:span text:style-name="Fuente_20_de_20_párrafo_20_predeter."><text:span text:style-name="T19"><text:tab/>total = t2 - t1;</text:span></text:span></text:p>
            <text:p text:style-name="P57"><text:span text:style-name="Fuente_20_de_20_párrafo_20_predeter."><text:span text:style-name="T19"><text:tab/>//Imprimir el resultado y el tiempo de ejecución</text:span></text:span></text:p>
            <text:p text:style-name="P57"><text:span text:style-name="Fuente_20_de_20_párrafo_20_predeter."><text:span text:style-name="T19"><text:tab/>printf("Tiempo(seg.):%11.9f\t \n", total);</text:span></text:span></text:p>
            <text:p text:style-name="P57"><text:span text:style-name="Fuente_20_de_20_párrafo_20_predeter."><text:span text:style-name="T19"><text:tab/>free(X);</text:span></text:span></text:p>
            <text:p text:style-name="P57"><text:span text:style-name="Fuente_20_de_20_párrafo_20_predeter."><text:span text:style-name="T19"><text:tab/>free(Y);</text:span></text:span></text:p>
            <text:p text:style-name="P57"><text:span text:style-name="Fuente_20_de_20_párrafo_20_predeter."><text:span text:style-name="T19"/></text:span></text:p>
            <text:p text:style-name="P57"><text:span text:style-name="Fuente_20_de_20_párrafo_20_predeter."><text:span text:style-name="T19">}</text:span></text:span></text:p>
          </table:table-cell>
        </table:table-row>
      </table:table>
      <text:p text:style-name="P59"/>
      <table:table table:name="Tabla9" table:style-name="Tabla9">
        <table:table-column table:style-name="Tabla9.A"/>
        <table:table-column table:style-name="Tabla9.B"/>
        <table:table-column table:style-name="Tabla9.C"/>
        <table:table-column table:style-name="Tabla9.D"/>
        <table:table-row>
          <table:table-cell table:style-name="Tabla9.A1" table:number-rows-spanned="2" office:value-type="string">
            <text:p text:style-name="P9">Tiempos ejec.</text:p>
          </table:table-cell>
          <table:table-cell table:style-name="Tabla9.B1" office:value-type="string">
            <text:p text:style-name="P9">-O0</text:p>
          </table:table-cell>
          <table:table-cell table:style-name="Tabla9.C1" office:value-type="string">
            <text:p text:style-name="P9">-O2</text:p>
          </table:table-cell>
          <table:table-cell table:style-name="Tabla9.D1" office:value-type="string">
            <text:p text:style-name="P9">-O3</text:p>
          </table:table-cell>
        </table:table-row>
        <table:table-row>
          <table:covered-table-cell/>
          <table:table-cell table:style-name="Tabla9.B2" office:value-type="string">
            <text:p text:style-name="P64">0.021178915</text:p>
          </table:table-cell>
          <table:table-cell table:style-name="Tabla9.C2" office:value-type="string">
            <text:p text:style-name="P13"><text:span text:style-name="T25">0.006747928</text:span><text:line-break/></text:p>
          </table:table-cell>
          <table:table-cell table:style-name="Tabla9.D2" office:value-type="string">
            <text:p text:style-name="P12"><text:span text:style-name="T25">0.002932128</text:span><text:line-break/></text:p>
          </table:table-cell>
        </table:table-row>
      </table:table>
      <text:p text:style-name="P59"/>
      <text:p text:style-name="P8">CAPTURAS DE PANTALLA:</text:p>
      <text:p text:style-name="P59"/>
      <text:p text:style-name="P59"/>
      <text:p text:style-name="P8">COMENTARIOS SOBRE LAS DIFERENCIAS EN ENSAMBLADOR:</text:p>
      <text:p text:style-name="P59"/>
      <text:p text:style-name="Normal"><text:span text:style-name="Fuente_20_de_20_párrafo_20_predeter."><text:span text:style-name="T6">CÓDIGO EN ENSAMBLADOR</text:span></text:span><text:span text:style-name="Fuente_20_de_20_párrafo_20_predeter."><text:span text:style-name="T5"> </text:span></text:span><text:span text:style-name="Fuente_20_de_20_párrafo_20_predeter."><text:span text:style-name="T6">(ADJUNTAR AL .ZIP):</text:span></text:span></text:p>
      <text:p text:style-name="P8">(PONER AQUÍ SÓLO LA ZONA DEL CÓDIGO ENSAMBLADOR DONDE ESTÁ EL CÓDIGO EVALUADO, USE COLORES PARA DESTACAR LAS DIFERENCIAS) </text:p>
      <text:p text:style-name="P8"/>
      <text:p text:style-name="P8"/>
      <table:table table:name="Tabla2" table:style-name="Tabla2">
        <table:table-column table:style-name="Tabla2.A" table:number-columns-repeated="3"/>
        <text:soft-page-break/>
        <table:table-row>
          <table:table-cell table:style-name="Tabla2.A1" office:value-type="string">
            <text:p text:style-name="P60"><text:span text:style-name="codigo">daxpyO0.s</text:span></text:p>
          </table:table-cell>
          <table:table-cell table:style-name="Tabla2.A1" office:value-type="string">
            <text:p text:style-name="P60"><text:span text:style-name="codigo">daxpyO2.s</text:span></text:p>
          </table:table-cell>
          <table:table-cell table:style-name="Tabla2.C1" office:value-type="string">
            <text:p text:style-name="P60"><text:span text:style-name="codigo">daxpyO3.s</text:span></text:p>
          </table:table-cell>
        </table:table-row>
        <table:table-row>
          <table:table-cell table:style-name="Tabla2.A2" office:value-type="string">
            <text:p text:style-name="P46">call<text:tab/>omp_get_wtime</text:p>
            <text:p text:style-name="P46"><text:tab/>movq<text:tab/>%xmm0, %rax</text:p>
            <text:p text:style-name="P46"><text:tab/>movq<text:tab/>%rax,-24(%rbp)</text:p>
            <text:p text:style-name="P46"><text:tab/>movl<text:tab/>$0, -52(%rbp)</text:p>
            <text:p text:style-name="P46"><text:tab/>jmp .L4</text:p>
            <text:p text:style-name="P47">.L5:</text:p>
            <text:p text:style-name="P47"><text:tab/>movl<text:tab/>-52(%rbp), %eax</text:p>
            <text:p text:style-name="P47"><text:tab/>cltq</text:p>
            <text:p text:style-name="P47"><text:tab/>leaq<text:tab/>0(,%rax,4), %rdx</text:p>
            <text:p text:style-name="P47"><text:tab/>movq<text:tab/>-40(%rbp), %rax</text:p>
            <text:p text:style-name="P47"><text:tab/>addq<text:tab/>%rax, %rdx</text:p>
            <text:p text:style-name="P47"><text:tab/>movl<text:tab/>-52(%rbp), %eax</text:p>
            <text:p text:style-name="P47"><text:tab/>cltq</text:p>
            <text:p text:style-name="P47"><text:tab/>leaq<text:tab/>0(,%rax,4), %rcx</text:p>
            <text:p text:style-name="P47"><text:tab/>movq<text:tab/>-32(%rbp), %rax</text:p>
            <text:p text:style-name="P47"><text:tab/>addq<text:tab/>%rcx, %rax</text:p>
            <text:p text:style-name="P47"><text:tab/>movl<text:tab/>(%rax), %eax</text:p>
            <text:p text:style-name="P47"><text:tab/>pxor<text:tab/>%xmm0, %xmm0</text:p>
            <text:p text:style-name="P47"><text:tab/>cvtsi2ss<text:tab/>%eax, %xmm0</text:p>
            <text:p text:style-name="P47"><text:tab/>movaps<text:tab/>%xmm0, %xmm1</text:p>
            <text:p text:style-name="P47"><text:tab/>mulss<text:tab/>-48(%rbp), %xmm1</text:p>
            <text:p text:style-name="P47"><text:tab/>movl<text:tab/>-52(%rbp), %eax</text:p>
            <text:p text:style-name="P47"><text:tab/>cltq</text:p>
            <text:p text:style-name="P47"><text:tab/>leaq<text:tab/>0(,%rax,4), %rcx</text:p>
            <text:p text:style-name="P47"><text:tab/>movq<text:tab/>-40(%rbp), %rax</text:p>
            <text:p text:style-name="P47"><text:tab/>addq<text:tab/>%rcx, %rax</text:p>
            <text:p text:style-name="P47"><text:tab/>movl<text:tab/>(%rax), %eax</text:p>
            <text:p text:style-name="P47"><text:tab/>pxor<text:tab/>%xmm0, %xmm0</text:p>
            <text:p text:style-name="P47"><text:tab/>cvtsi2ss<text:tab/>%eax, %xmm0</text:p>
            <text:p text:style-name="P47"><text:tab/>addss<text:tab/>%xmm1, %xmm0</text:p>
            <text:p text:style-name="P47"><text:tab/>cvttss2si<text:tab/>%xmm0, %eax</text:p>
            <text:p text:style-name="P47"><text:tab/>movl<text:soft-page-break/><text:tab/>%eax, (%rdx)</text:p>
            <text:p text:style-name="P47"><text:tab/>addl<text:tab/>$1, -52(%rbp)</text:p>
            <text:p text:style-name="P47">.L4:</text:p>
            <text:p text:style-name="P47"><text:tab/>movl<text:tab/>-52(%rbp), %eax</text:p>
            <text:p text:style-name="P47"><text:tab/>cmpl<text:tab/>-44(%rbp), %eax</text:p>
            <text:p text:style-name="P47"><text:tab/>jl<text:tab/>.L5</text:p>
            <text:p text:style-name="P47"><text:tab/>call<text:tab/>omp_get_wtime</text:p>
            <text:p text:style-name="P46"/>
            <text:p text:style-name="CodigoListado"><text:span text:style-name="Fuente_20_de_20_párrafo_20_predeter."><text:span text:style-name="T16"><text:s/></text:span></text:span></text:p>
          </table:table-cell>
          <table:table-cell table:style-name="Tabla2.A2" office:value-type="string">
            <text:p text:style-name="P52">call<text:tab/>omp_get_wtime</text:p>
            <text:p text:style-name="P52"><text:tab/>movsd<text:tab/>%xmm0, 8(%rsp)</text:p>
            <text:p text:style-name="P52"><text:tab/>xorl<text:tab/>%eax, %eax</text:p>
            <text:p text:style-name="P52"><text:tab/>movss<text:tab/>.LC0(%rip), %xmm2</text:p>
            <text:p text:style-name="P52"><text:tab/>.p2align 4,,10</text:p>
            <text:p text:style-name="P52"><text:tab/>.p2align 3</text:p>
            <text:p text:style-name="P52">.L3:</text:p>
            <text:p text:style-name="P52"><text:tab/>pxor<text:tab/>%xmm0, %xmm0</text:p>
            <text:p text:style-name="P52"><text:tab/>pxor<text:tab/>%xmm1, %xmm1</text:p>
            <text:p text:style-name="P52"><text:tab/>cvtsi2ss<text:tab/>0(%rbp,%rax), %xmm0</text:p>
            <text:p text:style-name="P52"><text:tab/>cvtsi2ss<text:tab/>(%rbx,%rax), %xmm1</text:p>
            <text:p text:style-name="P52"><text:tab/>mulss<text:tab/>%xmm2, %xmm0</text:p>
            <text:p text:style-name="P52"><text:tab/>addss<text:tab/>%xmm1, %xmm0</text:p>
            <text:p text:style-name="P52"><text:tab/>cvttss2si<text:tab/>%xmm0, %edx</text:p>
            <text:p text:style-name="P52"><text:tab/>movl<text:tab/>%edx, (%rbx,%rax)</text:p>
            <text:p text:style-name="P52"><text:tab/>addq<text:tab/>$4, %rax</text:p>
            <text:p text:style-name="P52"><text:tab/>cmpq<text:tab/>$16000000, %rax</text:p>
            <text:p text:style-name="P52"><text:tab/>jne<text:tab/>.L3</text:p>
            <text:p text:style-name="P52"><text:tab/>call<text:tab/>omp_get_wtime</text:p>
            <text:p text:style-name="CodigoListado"><text:span text:style-name="Fuente_20_de_20_párrafo_20_predeter."><text:span text:style-name="T16"><text:s/></text:span></text:span></text:p>
          </table:table-cell>
          <table:table-cell table:style-name="Tabla2.C2" office:value-type="string">
            <text:p text:style-name="P52">.L6:</text:p>
            <text:p text:style-name="P52"><text:tab/>call<text:tab/>omp_get_wtime</text:p>
            <text:p text:style-name="P52"><text:tab/>movq<text:tab/>%rbx, %rax</text:p>
            <text:p text:style-name="P52"><text:tab/>movsd<text:tab/>%xmm0, 8(%rsp)</text:p>
            <text:p text:style-name="P52"><text:tab/>andl<text:tab/>$15, %eax</text:p>
            <text:p text:style-name="P52"><text:tab/>shrq<text:tab/>$2, %rax</text:p>
            <text:p text:style-name="P52"><text:tab/>negq<text:tab/>%rax</text:p>
            <text:p text:style-name="P52"><text:tab/>andl<text:tab/>$3, %eax</text:p>
            <text:p text:style-name="P52"><text:tab/>je<text:tab/>.L17</text:p>
            <text:p text:style-name="P52"><text:tab/>pxor<text:tab/>%xmm1, %xmm1</text:p>
            <text:p text:style-name="P52"><text:tab/>movss<text:tab/>.LC1(%rip), %xmm0</text:p>
            <text:p text:style-name="P52"><text:tab/>cmpl<text:tab/>$1, %eax</text:p>
            <text:p text:style-name="P52"><text:tab/>cvtsi2ss<text:tab/>0(%rbp), %xmm1</text:p>
            <text:p text:style-name="P52"><text:tab/>movaps<text:tab/>%xmm1, %xmm2</text:p>
            <text:p text:style-name="P52"><text:tab/>pxor<text:tab/>%xmm1, %xmm1</text:p>
            <text:p text:style-name="P52"><text:tab/>mulss<text:tab/>%xmm0, %xmm2</text:p>
            <text:p text:style-name="P52"><text:tab/>cvtsi2ss<text:tab/>(%rbx), %xmm1</text:p>
            <text:p text:style-name="P52"><text:tab/>addss<text:tab/>%xmm2, %xmm1</text:p>
            <text:p text:style-name="P52"><text:tab/>cvttss2si<text:tab/>%xmm1, %edx</text:p>
            <text:p text:style-name="P52"><text:tab/>movl<text:tab/>%edx, (%rbx)</text:p>
            <text:p text:style-name="P52"><text:tab/>je<text:tab/>.L18</text:p>
            <text:p text:style-name="P52"><text:tab/>pxor<text:tab/>%xmm1, %xmm1</text:p>
            <text:p text:style-name="P52"><text:tab/>cmpl<text:tab/>$3, %eax</text:p>
            <text:p text:style-name="P52"><text:tab/>cvtsi2ss<text:tab/>4(%rbp), %xmm1</text:p>
            <text:p text:style-name="P52"><text:tab/>movaps<text:tab/>%xmm1, %xmm2</text:p>
            <text:p text:style-name="P52"><text:tab/>pxor<text:tab/>%xmm1, %xmm1</text:p>
            <text:p text:style-name="P52"><text:tab/>mulss<text:tab/>%xmm0, %xmm2</text:p>
            <text:p text:style-name="P52"><text:tab/>cvtsi2ss<text:tab/>4(%rbx), %xmm1</text:p>
            <text:p text:style-name="P52"><text:tab/>addss<text:tab/>%xmm2, %xmm1</text:p>
            <text:p text:style-name="P52"><text:tab/>cvttss2si<text:tab/>%xmm1, %edx</text:p>
            <text:p text:style-name="P52"><text:tab/>movl<text:tab/>%edx, 4(%rbx)</text:p>
            <text:p text:style-name="P52"><text:tab/>jne<text:tab/>.L19</text:p>
            <text:p text:style-name="P52"><text:soft-page-break/><text:tab/>pxor<text:tab/>%xmm1, %xmm1</text:p>
            <text:p text:style-name="P52"><text:tab/>movl<text:tab/>$3999997, %r9d</text:p>
            <text:p text:style-name="P52"><text:tab/>movl<text:tab/>$3, %r8d</text:p>
            <text:p text:style-name="P52"><text:tab/>cvtsi2ss<text:tab/>8(%rbp), %xmm1</text:p>
            <text:p text:style-name="P52"><text:tab/>mulss<text:tab/>%xmm0, %xmm1</text:p>
            <text:p text:style-name="P52"><text:tab/>pxor<text:tab/>%xmm0, %xmm0</text:p>
            <text:p text:style-name="P52"><text:tab/>cvtsi2ss<text:tab/>8(%rbx), %xmm0</text:p>
            <text:p text:style-name="P52"><text:tab/>addss<text:tab/>%xmm1, %xmm0</text:p>
            <text:p text:style-name="P52"><text:tab/>cvttss2si<text:tab/>%xmm0, %edx</text:p>
            <text:p text:style-name="P52"><text:tab/>movl<text:tab/>%edx, 8(%rbx)</text:p>
            <text:p text:style-name="P52">.L9:</text:p>
            <text:p text:style-name="P52"><text:tab/>movl<text:tab/>$4000000, %r10d</text:p>
            <text:p text:style-name="P52"><text:tab/>movl<text:tab/>%eax, %ecx</text:p>
            <text:p text:style-name="P52"><text:tab/>movl<text:tab/>$3999996, %r11d</text:p>
            <text:p text:style-name="P52"><text:tab/>subl<text:tab/>%eax, %r10d</text:p>
            <text:p text:style-name="P52"><text:tab/>movl<text:tab/>$999999, %esi</text:p>
            <text:p text:style-name="P52">.L8:</text:p>
            <text:p text:style-name="P52"><text:tab/>salq<text:tab/>$2, %rcx</text:p>
            <text:p text:style-name="P52"><text:tab/>movaps<text:tab/>.LC2(%rip), %xmm2</text:p>
            <text:p text:style-name="P52"><text:tab/>leaq<text:tab/>0(%rbp,%rcx), %rdi</text:p>
            <text:p text:style-name="P52"><text:tab/>xorl<text:tab/>%eax, %eax</text:p>
            <text:p text:style-name="P52"><text:tab/>addq<text:tab/>%rbx, %rcx</text:p>
            <text:p text:style-name="P52"><text:tab/>xorl<text:tab/>%edx, %edx</text:p>
            <text:p text:style-name="P52"><text:tab/>.p2align 4,,10</text:p>
            <text:p text:style-name="P52"><text:tab/>.p2align 3</text:p>
            <text:p text:style-name="P52">.L10:</text:p>
            <text:p text:style-name="P52"><text:tab/>movdqu<text:tab/>(%rdi,%rax), %xmm0</text:p>
            <text:p text:style-name="P52"><text:tab/>cvtdq2ps<text:tab/>(%rcx,%rax), %xmm1</text:p>
            <text:p text:style-name="P52"><text:tab/>addl<text:tab/>$1, %edx</text:p>
            <text:p text:style-name="P52"><text:tab/>cvtdq2ps<text:tab/>%xmm0, %xmm0</text:p>
            <text:p text:style-name="P52"><text:tab/>mulps<text:tab/>%xmm2, %xmm0</text:p>
            <text:p text:style-name="P52"><text:tab/>addps<text:tab/>%xmm1, %xmm0</text:p>
            <text:p text:style-name="P52"><text:soft-page-break/><text:tab/>cvttps2dq<text:tab/>%xmm0, %xmm0</text:p>
            <text:p text:style-name="P52"><text:tab/>movaps<text:tab/>%xmm0, (%rcx,%rax)</text:p>
            <text:p text:style-name="P52"><text:tab/>addq<text:tab/>$16, %rax</text:p>
            <text:p text:style-name="P52"><text:tab/>cmpl<text:tab/>%esi, %edx</text:p>
            <text:p text:style-name="P52"><text:tab/>jb<text:tab/>.L10</text:p>
            <text:p text:style-name="P52"><text:tab/>subl<text:tab/>%r11d, %r9d</text:p>
            <text:p text:style-name="P52"><text:tab/>cmpl<text:tab/>%r11d, %r10d</text:p>
            <text:p text:style-name="P52"><text:tab/>leal<text:tab/>(%r11,%r8), %eax</text:p>
            <text:p text:style-name="P52"><text:tab/>je<text:tab/>.L12</text:p>
            <text:p text:style-name="P52"><text:tab/>pxor<text:tab/>%xmm1, %xmm1</text:p>
            <text:p text:style-name="P52"><text:tab/>movslq<text:tab/>%eax, %rdx</text:p>
            <text:p text:style-name="P52"><text:tab/>addl<text:tab/>$1, %eax</text:p>
            <text:p text:style-name="P52"><text:tab/>leaq<text:tab/>(%rbx,%rdx,4), %rcx</text:p>
            <text:p text:style-name="P52"><text:tab/>movss<text:tab/>.LC1(%rip), %xmm0</text:p>
            <text:p text:style-name="P52"><text:tab/>subl<text:tab/>$1, %r9d</text:p>
            <text:p text:style-name="P52"><text:tab/>cvtsi2ss<text:tab/>0(%rbp,%rdx,4), %xmm1</text:p>
            <text:p text:style-name="P52"><text:tab/>movaps<text:tab/>%xmm1, %xmm2</text:p>
            <text:p text:style-name="P52"><text:tab/>pxor<text:tab/>%xmm1, %xmm1</text:p>
            <text:p text:style-name="P52"><text:tab/>mulss<text:tab/>%xmm0, %xmm2</text:p>
            <text:p text:style-name="P52"><text:tab/>cvtsi2ss<text:tab/>(%rcx), %xmm1</text:p>
            <text:p text:style-name="P52"><text:tab/>addss<text:tab/>%xmm2, %xmm1</text:p>
            <text:p text:style-name="P52"><text:tab/>cvttss2si<text:tab/>%xmm1, %edx</text:p>
            <text:p text:style-name="P52"><text:tab/>movl<text:tab/>%edx, (%rcx)</text:p>
            <text:p text:style-name="P52"><text:tab/>je<text:tab/>.L12</text:p>
            <text:p text:style-name="P52"><text:tab/>pxor<text:tab/>%xmm1, %xmm1</text:p>
            <text:p text:style-name="P52"><text:tab/>cltq</text:p>
            <text:p text:style-name="P52"><text:tab/>leaq<text:tab/>(%rbx,%rax,4), %rdx</text:p>
            <text:p text:style-name="P52"><text:tab/>cvtsi2ss<text:tab/>0(%rbp,%rax,4), %xmm1</text:p>
            <text:p text:style-name="P52"><text:tab/>mulss<text:tab/>%xmm0, %xmm1</text:p>
            <text:p text:style-name="P52"><text:tab/>pxor<text:tab/>%xmm0, %xmm0</text:p>
            <text:p text:style-name="P52"><text:tab/>cvtsi2ss<text:tab/>(%rdx), %xmm0</text:p>
            <text:p text:style-name="P47"><text:span text:style-name="T14"><text:tab/>addss</text:span><text:soft-page-break/><text:span text:style-name="T14"><text:tab/>%xmm1, %xmm0</text:span></text:p>
            <text:p text:style-name="P52"><text:tab/>cvttss2si<text:tab/>%xmm0, %eax</text:p>
            <text:p text:style-name="P52"><text:tab/>movl<text:tab/>%eax, (%rdx)</text:p>
            <text:p text:style-name="P52">.L12:</text:p>
            <text:p text:style-name="P52"><text:tab/>call<text:tab/>omp_get_wtime</text:p>
            <text:p text:style-name="CodigoListado"><text:span text:style-name="Fuente_20_de_20_párrafo_20_predeter."><text:span text:style-name="T16"><text:s/></text:span></text:span></text:p>
          </table:table-cell>
        </table:table-row>
      </table:table>
      <text:p text:style-name="P8"/>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7</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6</text:page-number></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Linux_X86_64 LibreOffice_project/10m0$Build-2</meta:generator>
    <meta:initial-creator>Luis Javier Herrera;Mancia Anguita</meta:initial-creator>
    <meta:creation-date>2014-05-01T18:34:00Z</meta:creation-date>
    <dc:date>2016-05-31T16:34:23.008587153</dc:date>
    <meta:print-date>2014-03-20T08:36:00Z</meta:print-date>
    <meta:editing-cycles>49</meta:editing-cycles>
    <meta:editing-duration>PT8H31M57S</meta:editing-duration>
    <meta:document-statistic meta:table-count="14" meta:image-count="0" meta:object-count="0" meta:page-count="17" meta:paragraph-count="801" meta:word-count="2824" meta:character-count="18653" meta:non-whitespace-character-count="15484"/>
    <meta:template xlink:type="simple" xlink:actuate="onRequest" xlink:title="" xlink:href="Normal.dotm"/>
  </office:meta>
</office:document-meta>
</file>